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3.6555in"/>
    </style:style>
    <style:style style:name="co3" style:family="table-column">
      <style:table-column-properties fo:break-before="auto" style:column-width="3.3252in"/>
    </style:style>
    <style:style style:name="co4" style:family="table-column">
      <style:table-column-properties fo:break-before="auto" style:column-width="3.7701in"/>
    </style:style>
    <style:style style:name="ro1" style:family="table-row">
      <style:table-row-properties style:row-height="0.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none"/>
      <style:text-properties style:font-name="Ari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6381" table:default-cell-style-name="ce3"/>
        <table:table-row table:style-name="ro1">
          <table:table-cell table:style-name="ce1" office:value-type="string" calcext:value-type="string">
            <text:p>AccountCode</text:p>
          </table:table-cell>
          <table:table-cell table:style-name="ce1" office:value-type="string" calcext:value-type="string">
            <text:p>billingName</text:p>
          </table:table-cell>
          <table:table-cell table:style-name="ce1" office:value-type="string" calcext:value-type="string">
            <text:p>billingAddress</text:p>
          </table:table-cell>
          <table:table-cell table:style-name="ce1" office:value-type="string" calcext:value-type="string">
            <text:p>billingPhone</text:p>
          </table:table-cell>
          <table:table-cell table:style-name="ce1" office:value-type="string" calcext:value-type="string">
            <text:p>billingEmail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Allegiant Wellness Rehab</text:p>
          </table:table-cell>
          <table:table-cell table:style-name="ce2" office:value-type="string" calcext:value-type="string">
            <text:p>Allegiant Wellness and Rehab</text:p>
          </table:table-cell>
          <table:table-cell table:style-name="ce2" office:value-type="string" calcext:value-type="string">
            <text:p>724 W Rendon Crowley Rd, Crowley, TX 76036 </text:p>
          </table:table-cell>
          <table:table-cell table:style-name="ce2" office:value-type="string" calcext:value-type="string">
            <text:p><text:a xlink:href="https://www.google.com/search?q=Allegiant+Wellness+Rehab&amp;rlz=1C1CHBF_enUS936US936&amp;oq=Allegiant+Wellness+Rehab&amp;gs_lcrp=EgZjaHJvbWUyBggAEEUYOdIBCzE2NTM4MDFqMGo0qAIAsAIA&amp;sourceid=chrome&amp;ie=UTF-8#" xlink:type="simple">(817) 297-4141</text:a> 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Baylor Hospital Voucher</text:p>
          </table:table-cell>
          <table:table-cell table:style-name="ce2" office:value-type="string" calcext:value-type="string">
            <text:p>Baylor Scott &amp; White All Saints Medical Center </text:p>
          </table:table-cell>
          <table:table-cell table:style-name="ce2" office:value-type="string" calcext:value-type="string">
            <text:p>1400 8th Ave, Fort Worth, TX 76104 </text:p>
          </table:table-cell>
          <table:table-cell table:style-name="ce2" office:value-type="string" calcext:value-type="string">
            <text:p><text:a xlink:href="https://www.google.com/search?q=baylor+scott+and+white+all+saints&amp;sca_esv=4b6fd4b69e4fa74a&amp;rlz=1C1CHBF_enUS936US936&amp;sxsrf=ANbL-n4kCPE_pT9rF_1jrSQuQSBsvPXxeQ%3A1772000786509&amp;ei=Epaeac_qHrLEp84P3pCqiQ4&amp;biw=954&amp;bih=1065&amp;gs_ssp=eJwFwUkOQDAUANDYcolvYa3jJ47gFh0NqUr0J-r23mu7cRs5-arOK7NmGVidUQX0Suig0XGcFlZd1EI4KSNytFLg2lvzpfuB4m4iMNnDux8UwKQExRyZyg9XuBsH&amp;oq=baylor+scott+and+white+all&amp;gs_lp=Egxnd3Mtd2l6LXNlcnAiGmJheWxvciBzY290dCBhbmQgd2hpdGUgYWxsKgIIADILEC4YgAQYxwEYrwEyFBAuGIAEGJECGMcBGIoFGI4FGK8BMgUQABiABDILEC4YgAQYxwEYrwEyBRAAGIAEMgUQABiABDIFEAAYgAQyBRAAGIAEMgUQABiABDIFEAAYgARI9lhQAFiNR3ABeACQAQCYAaABoAHwB6oBAzEuN7gBA8gBAPgBAZgCCaAChAjCAhMQLhiABBhDGMcBGIoFGI4FGK8BwgILEAAYgAQYkQIYigXCAg4QLhiABBixAxjRAxjHAcICERAuGIAEGLEDGNEDGIMBGMcBwgILEAAYgAQYsQMYgwHCAg4QLhiABBixAxiDARiKBcICCBAAGIAEGLEDwgIKEC4YgAQYQxiKBcICChAAGIAEGEMYigXCAgsQLhiABBjRAxjHAcICDRAAGIAEGLEDGEMYigXCAhYQLhiABBixAxjRAxhDGMcBGMkDGIoFwgIQEC4YgAQYQxjHARiKBRivAcICCBAuGIAEGLEDwgIOEC4YgAQYxwEYjgUYrwHCAgsQABiABBiSAxiKBcICDhAAGIAEGJECGLEDGIoFwgILEC4YgAQYsQMYgwHCAgUQLhiABMICERAuGIAEGJECGMcBGIoFGK8BmAMAkgcDMi43oAfiqAGyBwMxLje4B4IIwgcDMC45yAcQgAgA&amp;sclient=gws-wiz-serp#" xlink:type="simple">(817) 926-2544</text:a> 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Baylor Institute Rehab SW</text:p>
          </table:table-cell>
          <table:table-cell table:style-name="ce2" office:value-type="string" calcext:value-type="string">
            <text:p>Baylor Rehab Institute Southwest</text:p>
          </table:table-cell>
          <table:table-cell table:style-name="ce2" office:value-type="string" calcext:value-type="string">
            <text:p>6601 Harris Pkwy, Fort Worth, TX 76132 </text:p>
          </table:table-cell>
          <table:table-cell table:style-name="ce2" office:value-type="string" calcext:value-type="string">
            <text:p><text:a xlink:href="https://www.google.com/search?q=Baylor+Rehab+Institute+Southwest&amp;sca_esv=4b6fd4b69e4fa74a&amp;rlz=1C1CHBF_enUS936US936&amp;biw=954&amp;bih=1065&amp;sxsrf=ANbL-n6KuEuyLFg_GvyTbBgjN5HVDB9SRw%3A1772001380325&amp;ei=ZJieafHBE5XIp84P1NOBsQI&amp;ved=0ahUKEwjxg8PGg_SSAxUV5MkDHdRpICYQ4dUDCBE&amp;uact=5&amp;oq=Baylor+Rehab+Institute+Southwest&amp;gs_lp=Egxnd3Mtd2l6LXNlcnAiIEJheWxvciBSZWhhYiBJbnN0aXR1dGUgU291dGh3ZXN0MgUQIRigATIFECEYoAEyBRAhGKABMgUQIRigATIFECEYoAFI0B5Q6xNY6xNwAXgBkAEAmAGKAaABigGqAQMwLjG4AQPIAQD4AQH4AQKYAgKgAo8BqAIKwgIcEC4YgAQYQxi0AhjnBhjHARiKBRjqAhivAdgBAcICFhAAGIAEGEMYtAIY5wYYigUY6gLYAQHCAhAQABgDGLQCGOoCGI8B2AEBmAMC8QU-BtSueCFrR7oGBAgBGAeSBwMxLjGgB4cFsgcDMC4xuAeMAcIHAzAuMsgHAoAIAA&amp;sclient=gws-wiz-serp&amp;lqi=CiBCYXlsb3IgUmVoYWIgSW5zdGl0dXRlIFNvdXRod2VzdCIDiAEBSJOxouLpgICACFowEAAQARACEAMYABgBGAIiIGJheWxvciByZWhhYiBpbnN0aXR1dGUgc291dGh3ZXN0kgEVcmVoYWJpbGl0YXRpb25fY2VudGVymgEkQ2hkRFNVaE5NRzluUzBWSlEwRm5TVU10Ym1KcFgyaDNSUkFC4AEA-gEFCIcDEEM#" xlink:type="simple">(817) 433-9600</text:a> </text:p>
          </table:table-cell>
          <table:table-cell table:number-columns-repeated="16380"/>
        </table:table-row>
        <table:table-row table:style-name="ro1">
          <table:table-cell table:number-columns-repeated="2" table:style-name="ce2" office:value-type="string" calcext:value-type="string">
            <text:p>Broadway Cityview</text:p>
          </table:table-cell>
          <table:table-cell table:style-name="ce2" office:value-type="string" calcext:value-type="string">
            <text:p>5301 Bryant Irvin Rd, Fort Worth, TX 76132 </text:p>
          </table:table-cell>
          <table:table-cell table:style-name="ce2" office:value-type="string" calcext:value-type="string">
            <text:p><text:a xlink:href="https://www.google.com/search?q=broadway+cityview&amp;sca_esv=4b6fd4b69e4fa74a&amp;rlz=1C1CHBF_enUS936US936&amp;biw=954&amp;bih=1065&amp;sxsrf=ANbL-n4RjbTZaj-tE9H3Gx4rVdTUH41X-g%3A1772001484939&amp;ei=zJieaaeLOfPgp84Px4yPwQQ&amp;gs_ssp=eJzj4tZP1zcsSUk2zS00NWC0UjWosDAzSTVLMU0xNTBMMzRJNrYyqEhMSzE2NTa1MDGyNEpNSjb3Ekwqyk9MKU-sVEjOLKksy0wtBwDQbhWH&amp;oq=Broadway+Cityview&amp;gs_lp=Egxnd3Mtd2l6LXNlcnAiEUJyb2Fkd2F5IENpdHl2aWV3KgIIADILEC4YgAQYxwEYrwEyBhAAGBYYHjIGEAAYFhgeMgYQABgWGB4yBhAAGBYYHjIGEAAYFhgeMgYQABgWGB4yBhAAGBYYHjIGEAAYFhgeSOo7ULsaWLsacAF4AJABAJgBc6ABc6oBAzAuMbgBAcgBAPgBAfgBApgCAqACeKgCCsICFxAAGIAEGJECGLQCGOcGGIoFGOoC2AEBwgIdEC4YgAQYkQIYtAIY5wYYxwEYigUY6gIYrwHYAQHCAhAQABgDGLQCGOoCGI8B2AEBmAMC8QV1TS0qiEsATboGBAgBGAeSBwMxLjGgB-sIsgcDMC4xuAd2wgcDMC4yyAcEgAgA&amp;sclient=gws-wiz-serp#" xlink:type="simple">(817) 294-2280</text:a> 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Carlyle at Stonebridge Park Southlake</text:p>
          </table:table-cell>
          <table:table-cell table:style-name="ce2" office:value-type="string" calcext:value-type="string">
            <text:p>The Carlyle at Stonebridge Park</text:p>
          </table:table-cell>
          <table:table-cell table:style-name="ce2" office:value-type="string" calcext:value-type="string">
            <text:p>170 Stonebridge Ln, Southlake, TX 76092 </text:p>
          </table:table-cell>
          <table:table-cell table:style-name="ce2" office:value-type="string" calcext:value-type="string">
            <text:p><text:a xlink:href="https://www.google.com/search?q=Carlyle+at+Stonebridge+Park+Southlake&amp;rlz=1C1CHBF_enUS936US936&amp;biw=954&amp;bih=1065&amp;sca_esv=4b6fd4b69e4fa74a&amp;sxsrf=ANbL-n5KDHEgAN8ld8khHdm-G9vGmQzESw%3A1772001762939&amp;ei=4pmeabeDOba_p84P14Dt4Qc&amp;ved=0ahUKEwi3_Pv8hPSSAxW238kDHVdAO3wQ4dUDCBE&amp;uact=5&amp;oq=Carlyle+at+Stonebridge+Park+Southlake&amp;gs_lp=Egxnd3Mtd2l6LXNlcnAiJUNhcmx5bGUgYXQgU3RvbmVicmlkZ2UgUGFyayBTb3V0aGxha2UyBhAAGBYYHjIGEAAYFhgeMgIQJjILEAAYgAQYhgMYigUyCBAAGIAEGKIEMgUQABjvBTIFEAAY7wVIy54BUPSRAVj0kQFwAngAkAEAmAFcoAFcqgEBMbgBA8gBAPgBAfgBApgCA6ACYqgCCsICFhAAGIAEGEMYtAIY5wYYigUY6gLYAQHCAhAQABgDGLQCGOoCGI8B2AEBmAMC8QV4QgPyRMJxJLoGBAgBGAeSBwEzoAfkBbIHATG4B17CBwMwLjPIBwSACAA&amp;sclient=gws-wiz-serp#" xlink:type="simple">(817) 431-5778</text:a> 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Clear Sky</text:p>
          </table:table-cell>
          <table:table-cell table:style-name="ce2" office:value-type="string" calcext:value-type="string">
            <text:p>ClearSky Rehabilitation Hospital of Weatherford </text:p>
          </table:table-cell>
          <table:table-cell table:style-name="ce2" office:value-type="string" calcext:value-type="string">
            <text:p>703 Eureka St, Weatherford, TX 76086 </text:p>
          </table:table-cell>
          <table:table-cell table:style-name="ce2" office:value-type="string" calcext:value-type="string">
            <text:p><text:a xlink:href="https://www.google.com/search?q=clear+sky+rehab+weatherford&amp;rlz=1C1CHBF_enUS936US936&amp;biw=954&amp;bih=1065&amp;sca_esv=4b6fd4b69e4fa74a&amp;sxsrf=ANbL-n7xBrO2hGnADX9RVWS0ATvNGoPlFQ%3A1772001821048&amp;ei=HZqeaYHTAsHv-LYPmoyDuQc&amp;gs_ssp=eJwFwUEOQDAQAMC4SrzApRdn25Xatk_wi6qtJohYEvV7M3XTr73W8ViuzZFA5TsodjQ6MehAw2DRkIeCiEDkAA2k5JyZ2rhzEHVvnxLOYVYvhyezpFOWH7XIGIY&amp;oq=Clear+sky&amp;gs_lp=Egxnd3Mtd2l6LXNlcnAiCUNsZWFyIHNreSoCCAcyFBAuGIAEGJECGMcBGIoFGI4FGK8BMgUQABiABDIUEC4YgAQYsQMYxwEYmAUYmgUYrwEyCBAAGIAEGMkDMgsQLhiABBjHARivATIREC4YgAQYxwEYmAUYmgUYrwEyDhAuGIAEGMcBGI4FGK8BMgsQLhiABBjHARivATILEC4YgAQYxwEYrwEyBRAAGIAESKtUUABYth1wAHgBkAEAmAHoAaABnQiqAQUwLjcuMbgBAcgBAPgBAZgCCKACrwjCAhMQLhiABBhDGMcBGIoFGI4FGK8BwgIREC4YgAQYkQIYxwEYigUYrwHCAhAQLhiABBhDGMcBGIoFGK8BwgIKEC4YgAQYQxiKBcICCxAAGIAEGLEDGIMBwgIREC4YgAQYsQMYgwEYxwEYrwHCAggQLhiABBixA8ICChAAGIAEGEMYigXCAg0QLhiABBixAxhDGIoFwgILEAAYgAQYkQIYigXCAgsQLhiABBixAxiDAcICDhAuGIAEGLEDGNEDGMcBwgILEAAYgAQYkgMYigXCAggQABiABBixA5gDAJIHBTAuNy4xoAentgGyBwUwLjcuMbgHrwjCBwMwLjjIBw6ACAA&amp;sclient=gws-wiz-serp#" xlink:type="simple">(682) 803-0100</text:a> </text:p>
          </table:table-cell>
          <table:table-cell table:number-columns-repeated="16380"/>
        </table:table-row>
        <table:table-row table:style-name="ro1">
          <table:table-cell table:number-columns-repeated="2" table:style-name="ce2" office:value-type="string" calcext:value-type="string">
            <text:p>College Park Rehabilitation and Care Center</text:p>
          </table:table-cell>
          <table:table-cell table:style-name="ce2" office:value-type="string" calcext:value-type="string">
            <text:p>1715 Martin Dr, Weatherford, TX 76086 </text:p>
          </table:table-cell>
          <table:table-cell table:style-name="ce2" office:value-type="string" calcext:value-type="string">
            <text:p><text:a xlink:href="https://www.google.com/search?q=college+park+rehabilitation+and+care+center&amp;rlz=1C1CHBF_enUS936US936&amp;biw=954&amp;bih=1065&amp;sca_esv=4b6fd4b69e4fa74a&amp;sxsrf=ANbL-n54S7CDqHHk58dd8tVEZgbgp0MF0A%3A1772001886373&amp;ei=XpqeaaG7FqaEp84PruC0sAI&amp;gs_ssp=eJwFwUEOgyAQAMD0aj-xF089CA3UxSf4iWZddi0pASUcfL4zw3PaJ9vjl9_5NI9lNBd-vNWo6Ih5xjAv5rKo0aH64NmoC9v64pqz7AIHtT80-dGWcurUUy1AJQJTE2ApXdoNnO4fcQ&amp;oq=College+Park+Rehabilitation+and+Care+Center&amp;gs_lp=Egxnd3Mtd2l6LXNlcnAiK0NvbGxlZ2UgUGFyayBSZWhhYmlsaXRhdGlvbiBhbmQgQ2FyZSBDZW50ZXIqAggAMgsQLhiABBjHARivATIFEAAYgAQyBhAAGBYYHjIGEAAYFhgeMgYQABgWGB4yBhAAGBYYHjIIEAAYgAQYogQyBRAAGO8FMgUQABjvBTIIEAAYgAQYogRIhS1Q9RVY9RVwAXgAkAEAmAF7oAF7qgEDMC4xuAEByAEA-AEB-AECmAICoAJ_qAIKwgIQEAAYAxi0AhjqAhiPAdgBAcICExAuGAMYtAIY5QQY6gIYjwHYAQHCAhAQLhgDGLQCGOoCGI8B2AEBmAMC8QXWIMH0OF8xNboGBAgBGAqSBwMxLjGgB-oLsgcDMC4xuAd9wgcDMC4yyAcDgAgA&amp;sclient=gws-wiz-serp#" xlink:type="simple">(817) 458-3100</text:a> </text:p>
          </table:table-cell>
          <table:table-cell table:number-columns-repeated="16380"/>
        </table:table-row>
        <table:table-row table:style-name="ro1">
          <table:table-cell table:number-columns-repeated="2" table:style-name="ce2" office:value-type="string" calcext:value-type="string">
            <text:p>CTT Comp</text:p>
          </table:table-cell>
          <table:table-cell table:number-columns-repeated="16382"/>
        </table:table-row>
        <table:table-row table:style-name="ro1">
          <table:table-cell table:number-columns-repeated="2" table:style-name="ce2" office:value-type="string" calcext:value-type="string">
            <text:p>Discovery Village Southlake</text:p>
          </table:table-cell>
          <table:table-cell table:style-name="ce4" office:value-type="string" calcext:value-type="string">
            <text:p>101 Watermere Dr, Southlake, TX 76092 </text:p>
          </table:table-cell>
          <table:table-cell table:style-name="ce4" office:value-type="string" calcext:value-type="string">
            <text:p><text:a xlink:href="https://www.google.com/search?q=Discovery+Village+Southlake&amp;rlz=1C1CHBF_enUS936US936&amp;biw=954&amp;bih=1065&amp;sca_esv=4b6fd4b69e4fa74a&amp;sxsrf=ANbL-n4K-Y6J9e5rlkDiv5X6CF2mtXZINQ%3A1772001937952&amp;ei=kZqeaezoOePNp84PqtjpyAg&amp;ved=0ahUKEwis9bXQhfSSAxXj5skDHSpsGokQ4dUDCBE&amp;uact=5&amp;oq=Discovery+Village+Southlake&amp;gs_lp=Egxnd3Mtd2l6LXNlcnAiG0Rpc2NvdmVyeSBWaWxsYWdlIFNvdXRobGFrZTIUEC4YgAQYkQIYxwEYigUYjgUYrwEyBhAAGBYYHjIGEAAYFhgeMgYQABgWGB4yBhAAGBYYHjIGEAAYFhgeMggQABgWGAoYHjIGEAAYFhgeMgYQABgWGB4yBhAAGBYYHkitFVD4Clj4CnABeACQAQCYAbsBoAG7AaoBAzAuMbgBA8gBAPgBAfgBApgCAqACwQGoAgrCAhYQABiABBhDGLQCGOcGGIoFGOoC2AEBwgIcEC4YgAQYQxi0AhjnBhjHARiKBRjqAhivAdgBAcICEBAAGAMYtAIY6gIYjwHYAQHCAhAQLhgDGLQCGOoCGI8B2AEBwgITEC4YAxi0AhjlBBjqAhiPAdgBAcICEhAAGAMYtAIY6gIYChiPAdgBAZgDAvEFLakO_QkVNAS6BgQIARgHkgcDMS4xoAeMC7IHAzAuMbgHvwHCBwMwLjLIBwSACAA&amp;sclient=gws-wiz-serp#" xlink:type="simple">(817) 482-1342</text:a> 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Encompass Abilene</text:p>
          </table:table-cell>
          <table:table-cell table:style-name="ce4" office:value-type="string" calcext:value-type="string">
            <text:p>Encompass Health Rehabilitation Hospital of Abilene </text:p>
          </table:table-cell>
          <table:table-cell table:style-name="ce4" office:value-type="string" calcext:value-type="string">
            <text:p>6401 Directors Pkwy, Abilene, TX 79606 </text:p>
          </table:table-cell>
          <table:table-cell table:style-name="ce4" office:value-type="string" calcext:value-type="string">
            <text:p><text:a xlink:href="https://www.google.com/search?q=Encompass+Abilene&amp;rlz=1C1CHBF_enUS936US936&amp;biw=954&amp;bih=1065&amp;sca_esv=4b6fd4b69e4fa74a&amp;sxsrf=ANbL-n6K1Tub7bLY1eyyxYBrXCkHc9tpXQ%3A1772002034448&amp;ei=8pqeadSMG-7iwN4P8vS2-A8&amp;ved=0ahUKEwjUzbf-hfSSAxVuMdAFHXK6Df8Q4dUDCBE&amp;uact=5&amp;oq=Encompass+Abilene&amp;gs_lp=Egxnd3Mtd2l6LXNlcnAiEUVuY29tcGFzcyBBYmlsZW5lMgsQLhiABBjHARivATIGEAAYFhgeMgYQABgWGB4yBhAAGBYYHjIGEAAYFhgeMgYQABgWGB4yBhAAGBYYHjIGEAAYFhgeMgYQABgWGB4yBhAAGBYYHkizFFCnC1inC3ABeAGQAQCYAXCgAXCqAQMwLjG4AQPIAQD4AQH4AQKYAgKgAnWoAgrCAhYQABiABBhDGLQCGOcGGIoFGOoC2AEBwgIcEC4YgAQYQxi0AhjnBhjHARiKBRjqAhivAdgBAcICEBAAGAMYtAIY6gIYjwHYAQHCAhAQLhgDGLQCGOoCGI8B2AEBmAMC8QV_Tm6CMmNUeroGBAgBGAeSBwMxLjGgB-4KsgcDMC4xuAdywgcDMC4yyAcDgAgA&amp;sclient=gws-wiz-serp#" xlink:type="simple">(325) 691-1600</text:a> 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Encompass Arlington</text:p>
          </table:table-cell>
          <table:table-cell table:style-name="ce4" office:value-type="string" calcext:value-type="string">
            <text:p>Encompass Health Rehabilitation Hospital of Arlington </text:p>
          </table:table-cell>
          <table:table-cell table:style-name="ce4" office:value-type="string" calcext:value-type="string">
            <text:p>3200 Matlock Rd, Arlington, TX 76015 </text:p>
          </table:table-cell>
          <table:table-cell table:style-name="ce4" office:value-type="string" calcext:value-type="string">
            <text:p><text:a xlink:href="https://www.google.com/search?q=Encompass+Arlington&amp;rlz=1C1CHBF_enUS936US936&amp;biw=954&amp;bih=1065&amp;sca_esv=4b6fd4b69e4fa74a&amp;sxsrf=ANbL-n5p83YnN716TJ5Vj7_T91Dz9HqfvQ%3A1772002067527&amp;ei=E5ueabD1H-zGp84PttSF2Q0&amp;ved=0ahUKEwjwypqOhvSSAxVs48kDHTZqIdsQ4dUDCBE&amp;uact=5&amp;oq=Encompass+Arlington&amp;gs_lp=Egxnd3Mtd2l6LXNlcnAiE0VuY29tcGFzcyBBcmxpbmd0b24yFBAuGIAEGJECGMcBGIoFGI4FGK8BMgYQABgWGB4yBhAAGBYYHjIGEAAYFhgeMgYQABgWGB4yBhAAGBYYHjIGEAAYFhgeMgYQABgWGB4yBhAAGBYYHjIGEAAYFhgeSPAlUJgIWMAfcAF4AZABAJgBcKAB5AWqAQM2LjK4AQPIAQD4AQGYAgmgAvUFwgIKEAAYsAMY1gQYR8ICDRAAGLADGNYEGEcYyQPCAg4QABiABBiwAxiSAxiKBcICDhAuGIAEGMcBGI4FGK8BwgILEAAYgAQYkQIYigXCAgUQABiABMICCxAuGIAEGMcBGK8BmAMAiAYBkAYJkgcDNy4yoAfLWLIHAzYuMrgH8wXCBwMwLjnIBw2ACAA&amp;sclient=gws-wiz-serp#" xlink:type="simple">(817) 468-4000</text:a> 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Encompass Health Cityview</text:p>
          </table:table-cell>
          <table:table-cell table:style-name="ce4" office:value-type="string" calcext:value-type="string">
            <text:p>Encompass Health Rehabilitation Hospital of City View </text:p>
          </table:table-cell>
          <table:table-cell table:style-name="ce4" office:value-type="string" calcext:value-type="string">
            <text:p>6701 Oakmont Blvd, Fort Worth, TX 76132 </text:p>
          </table:table-cell>
          <table:table-cell table:style-name="ce4" office:value-type="string" calcext:value-type="string">
            <text:p><text:a xlink:href="https://www.google.com/search?q=Encompass+cityview&amp;rlz=1C1CHBF_enUS936US936&amp;biw=954&amp;bih=1065&amp;sca_esv=4b6fd4b69e4fa74a&amp;sxsrf=ANbL-n6pBM0OeAmRdmgUqjfqWSAgwlmD5Q%3A1772002112738&amp;ei=QJueadbkLLHIp84PxP32-AI&amp;ved=0ahUKEwjWhOKjhvSSAxUx5MkDHcS-HS8Q4dUDCBE&amp;uact=5&amp;oq=Encompass+cityview&amp;gs_lp=Egxnd3Mtd2l6LXNlcnAiEkVuY29tcGFzcyBjaXR5dmlldzIREC4YgAQYkQIYxwEYigUYrwEyBhAAGBYYHjIGEAAYFhgeMgYQABgWGB4yBhAAGBYYHjIGEAAYFhgeMggQABiABBiiBEiPI1CADFjwIHABeAGQAQCYAbsBoAHvBqoBAzQuNLgBA8gBAPgBAZgCCaAC_wbCAgoQABiwAxjWBBhHwgINEAAYsAMY1gQYRxjJA8ICDhAAGIAEGLADGJIDGIoFwgINEAAYgAQYsAMYQxiKBcICCxAAGIAEGJECGIoFwgIFEAAYgATCAgsQLhiABBjHARivAcICCxAAGIAEGIYDGIoFmAMAiAYBkAYKkgcDNS40oAemYbIHAzQuNLgH_QbCBwMxLjjIBw2ACAA&amp;sclient=gws-wiz-serp#" xlink:type="simple">(817) 370-4700</text:a> 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Encompass Health Mid Cities</text:p>
          </table:table-cell>
          <table:table-cell table:style-name="ce4" office:value-type="string" calcext:value-type="string">
            <text:p>Encompass Health Rehabilitation Hospital of the Mid-Cities </text:p>
          </table:table-cell>
          <table:table-cell table:style-name="ce4" office:value-type="string" calcext:value-type="string">
            <text:p>2304 State Hwy 121, Bedford, TX 76021 </text:p>
          </table:table-cell>
          <table:table-cell table:style-name="ce4" office:value-type="string" calcext:value-type="string">
            <text:p><text:a xlink:href="https://www.google.com/search?q=Encompass+midcities&amp;rlz=1C1CHBF_enUS936US936&amp;biw=954&amp;bih=1065&amp;sca_esv=4b6fd4b69e4fa74a&amp;sxsrf=ANbL-n7Ommgn0OunnDr372ggd36qzsvGaQ%3A1772002149317&amp;ei=ZZueaeSOE9fVp84P1ovW8Qg&amp;ved=0ahUKEwik1Zq1hvSSAxXX6skDHdaFNY4Q4dUDCBE&amp;uact=5&amp;oq=Encompass+midcities&amp;gs_lp=Egxnd3Mtd2l6LXNlcnAiE0VuY29tcGFzcyBtaWRjaXRpZXMyFBAuGIAEGJECGMcBGIoFGI4FGK8BMggQABgWGAoYHjICECYyCxAAGIAEGIYDGIoFMgsQABiABBiGAxiKBTILEAAYgAQYhgMYigUyCxAAGIAEGIYDGIoFMggQABiABBiiBDIFEAAY7wVIjSxQzglYhSJwAXgBkAEAmAGtAaABxQeqAQM2LjO4AQPIAQD4AQGYAgqgAtgHwgIKEAAYsAMY1gQYR8ICDRAAGIAEGLEDGEMYigXCAgsQABiABBiRAhiKBcICCBAAGIAEGLEDwgILEC4YgAQYxwEYrwHCAhEQLhiABBiRAhjHARiKBRivAcICBRAAGIAEwgIOEC4YgAQYxwEYjgUYrwGYAwCIBgGQBgiSBwM1LjWgB_F0sgcDNC41uAfVB8IHBDAuMTDIBw6ACAA&amp;sclient=gws-wiz-serp#" xlink:type="simple">(817) 684-2000</text:a> 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Encompass Health Richardson</text:p>
          </table:table-cell>
          <table:table-cell table:style-name="ce4" office:value-type="string" calcext:value-type="string">
            <text:p>Encompass Health Rehabilitation Hospital of Richardson </text:p>
          </table:table-cell>
          <table:table-cell table:style-name="ce4" office:value-type="string" calcext:value-type="string">
            <text:p>3351 Waterview Pkwy, Richardson, TX 75080 </text:p>
          </table:table-cell>
          <table:table-cell table:style-name="ce4" office:value-type="string" calcext:value-type="string">
            <text:p><text:a xlink:href="https://www.google.com/search?q=Encompass+richardson&amp;rlz=1C1CHBF_enUS936US936&amp;biw=954&amp;bih=1065&amp;sca_esv=4b6fd4b69e4fa74a&amp;sxsrf=ANbL-n6x5HU2JSEcpTm_tC87M7LNmLKGCQ%3A1772002186949&amp;ei=ipueacXEOe39p84P1rDr2AE&amp;ved=0ahUKEwjFsZPHhvSSAxXt_skDHVbYGhsQ4dUDCBE&amp;uact=5&amp;oq=Encompass+richardson&amp;gs_lp=Egxnd3Mtd2l6LXNlcnAiFEVuY29tcGFzcyByaWNoYXJkc29uMg4QLhiABBjHARiOBRivATIGEAAYFhgeMgYQABgWGB4yBhAAGBYYHjIGEAAYFhgeMgYQABgWGB4yBhAAGBYYHjIGEAAYFhgeMgYQABgWGB4yBhAAGBYYHkjsKFCNDFisI3ABeAGQAQCYAYwBoAGvCKoBAzUuNbgBA8gBAPgBAZgCC6ACxQjCAgoQABiwAxjWBBhHwgINEAAYsAMY1gQYRxjJA8ICDhAAGIAEGLADGJIDGIoFwgIIEAAYgAQYsQPCAhQQLhiABBiRAhjHARiKBRiOBRivAcICERAAGIAEGJECGLEDGIMBGIoFwgIOEAAYgAQYkQIYsQMYigXCAgUQABiABMICCxAuGIAEGMcBGK8BmAMAiAYBkAYJkgcDNi41oAeOigGyBwM1LjW4B8MIwgcEMC4xMcgHEYAIAA&amp;sclient=gws-wiz-serp#" xlink:type="simple">(972) 398-5700</text:a> 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Encompass Health Waco</text:p>
          </table:table-cell>
          <table:table-cell table:style-name="ce4" office:value-type="string" calcext:value-type="string">
            <text:p>Encompass Health Rehabilitation Hospital of Waco </text:p>
          </table:table-cell>
          <table:table-cell table:style-name="ce4" office:value-type="string" calcext:value-type="string">
            <text:p>3600 S Loop 340, Robinson, TX 76706 </text:p>
          </table:table-cell>
          <table:table-cell table:style-name="ce4" office:value-type="string" calcext:value-type="string">
            <text:p><text:a xlink:href="https://www.google.com/search?q=encompass+waco+tx&amp;rlz=1C1CHBF_enUS936US936&amp;biw=954&amp;bih=1065&amp;sca_esv=4b6fd4b69e4fa74a&amp;sxsrf=ANbL-n5cURv9yGIljmL_yM-bgiNQRv4DHg%3A1772002224343&amp;ei=sJueaafYFJ_ep84P163A8A0&amp;gs_ssp=eJzj4tVP1zc0zMkxLDY3KDEyYLRSNaiwMDNJszA0MTKyNElJSzJJsjKoSE0zMkg1MjMxAQqbGxtZegmm5iXn5xYkFhcrlCcm5yuUVAAA078U4g&amp;oq=Encompass+wa&amp;gs_lp=Egxnd3Mtd2l6LXNlcnAiDEVuY29tcGFzcyB3YSoCCAAyCxAuGIAEGMcBGK8BMgsQABiABBiRAhiKBTILEC4YgAQYxwEYrwEyBRAAGIAEMgsQLhiABBjHARivATIFEAAYgAQyBRAAGIAEMgsQLhiABBjHARivATIFEAAYgAQyCxAAGIAEGIYDGIoFSMwmUOwEWPQUcAF4AZABAJgBnAGgAYEDqgEDMC4zuAEDyAEA-AEBmAIEoAKKA8ICChAAGLADGNYEGEfCAg0QABiwAxjWBBhHGMkDwgIOEAAYgAQYsAMYkgMYigXCAhMQLhiABBhDGMcBGIoFGI4FGK8BwgIUEC4YgAQYsQMY0QMYgwEYxwEYyQPCAggQABiABBixA8ICDhAuGIAEGMcBGI4FGK8BwgILEC4YgAQY0QMYxwHCAhEQLhiABBiRAhjHARiKBRivAZgDAIgGAZAGCZIHAzEuM6AHuU-yBwMwLjO4B4gDwgcDMC40yAcHgAgA&amp;sclient=gws-wiz-serp#" xlink:type="simple">(254) 523-2200</text:a> 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Encompass Plano</text:p>
          </table:table-cell>
          <table:table-cell table:style-name="ce4" office:value-type="string" calcext:value-type="string">
            <text:p>Encompass Health Rehabilitation Hospital of Plano </text:p>
          </table:table-cell>
          <table:table-cell table:style-name="ce4" office:value-type="string" calcext:value-type="string">
            <text:p>2800 W 15th St, Plano, TX 75075 </text:p>
          </table:table-cell>
          <table:table-cell table:style-name="ce4" office:value-type="string" calcext:value-type="string">
            <text:p><text:a xlink:href="https://www.google.com/search?q=encompass+plano&amp;rlz=1C1CHBF_enUS936US936&amp;biw=954&amp;bih=1065&amp;sca_esv=4b6fd4b69e4fa74a&amp;sxsrf=ANbL-n6uBuybYN3byI8J1JADS_zjQe3AVA%3A1772002253038&amp;ei=zZueaciJAr_Jp84P8_nSyAk&amp;gs_ssp=eJzj4tLP1TcwSTdOyy0yYLRSMaiwMDNJNrSwTDE3MkpOtDQwtDKoSDGyNDE2NrKwtDQxSTFL8-JPzUvOzy1ILC5WKMhJzMsHAGFwE0k&amp;oq=encompass+pl&amp;gs_lp=Egxnd3Mtd2l6LXNlcnAiDGVuY29tcGFzcyBwbCoCCAAyDhAuGIAEGMcBGI4FGK8BMgUQABiABDIFEAAYgAQyBRAAGIAEMgUQABiABDILEC4YgAQY0QMYxwEyBRAAGIAEMgsQLhiABBjHARivATIFEAAYgAQyBRAAGIAESLcKUABYlgJwAHgBkAEAmAHIAaABowKqAQUxLjAuMbgBAcgBAPgBAZgCAqACpwLCAgsQABiABBiRAhiKBcICCxAAGIAEGLEDGIMBmAMAkgcFMS4wLjGgB-YasgcFMS4wLjG4B6cCwgcDMC4yyAcDgAgA&amp;sclient=gws-wiz-serp#" xlink:type="simple">(972) 612-9000</text:a> 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Encompass San Angelo</text:p>
          </table:table-cell>
          <table:table-cell table:style-name="ce4" office:value-type="string" calcext:value-type="string">
            <text:p>Shannon Rehabilitation Hospital, affiliate of Encompass Health </text:p>
          </table:table-cell>
          <table:table-cell table:style-name="ce4" office:value-type="string" calcext:value-type="string">
            <text:p>6046 Appaloosa Trail, San Angelo, TX 76901 </text:p>
          </table:table-cell>
          <table:table-cell table:style-name="ce4" office:value-type="string" calcext:value-type="string">
            <text:p><text:a xlink:href="https://www.google.com/search?q=encompass+san+angelo+tx&amp;rlz=1C1CHBF_enUS936US936&amp;biw=954&amp;bih=1065&amp;sca_esv=4b6fd4b69e4fa74a&amp;sxsrf=ANbL-n4tO7AQBiVD6xQmaasBtNWTb1nUNQ%3A1772002278106&amp;ei=5pueaa6dBoKDp84Pm_iSgA8&amp;gs_ssp=eJzj4tVP1zc0zM6uKjJILy8wYLRSNaiwMDM1TzU1MEqxMDEzSbWwtDKoMDRPS0mxtDQ0NEs2tbRMNvQST81Lzs8tSCwuVihOzFNIzEtPzclXKKkAAIfbF-s&amp;oq=encompass+san&amp;gs_lp=Egxnd3Mtd2l6LXNlcnAiDWVuY29tcGFzcyBzYW4qAggCMgsQLhiABBjHARivATIREC4YgAQYkQIYxwEYigUYrwEyCxAuGIAEGMcBGK8BMgsQLhiABBjHARivATIFEAAYgAQyCxAuGIAEGMcBGK8BMgUQABiABDIFEAAYgAQyBRAAGIAEMgUQABiABEjrI1DqCFjZDnABeAGQAQCYAYQBoAHeAqoBAzAuM7gBAcgBAPgBAZgCBKAC5gLCAgoQABiwAxjWBBhHwgINEAAYgAQYsAMYQxiKBcICCxAAGIAEGJECGIoFwgIIEAAYgAQYsQPCAgsQLhiABBjRAxjHAZgDAIgGAZAGCZIHAzEuM6AHnESyBwMwLjO4B-QCwgcDMC40yAcGgAgA&amp;sclient=gws-wiz-serp#" xlink:type="simple">(325) 284-4000</text:a> 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Encompass Wichita Falls</text:p>
          </table:table-cell>
          <table:table-cell table:style-name="ce4" office:value-type="string" calcext:value-type="string">
            <text:p>Encompass Health Rehabilitation Hospital of Wichita Falls </text:p>
          </table:table-cell>
          <table:table-cell table:style-name="ce4" office:value-type="string" calcext:value-type="string">
            <text:p>3901 Armory Rd, Wichita Falls, TX 76302 </text:p>
          </table:table-cell>
          <table:table-cell table:style-name="ce4" office:value-type="string" calcext:value-type="string">
            <text:p><text:a xlink:href="https://www.google.com/search?q=encompass+wichita+falls&amp;rlz=1C1CHBF_enUS936US936&amp;biw=954&amp;bih=1065&amp;sca_esv=4b6fd4b69e4fa74a&amp;sxsrf=ANbL-n6G3bUeaD2zP9Vwfvgcpwkrm_5quQ%3A1772002301836&amp;ei=_Zueab3hMqutp84PhNeuWA&amp;gs_ssp=eJzj4tLP1TcwSTdON8kxYLRSMaiwMDM1NjIwsDBKSzQ0TUxLszKoSDVKS7GwTEpONbdMMUs28xJPzUvOzy1ILC5WKM9MzsgsSVRIS8zJKQYAHo4XLg&amp;oq=Encompass+Wichita+Falls&amp;gs_lp=Egxnd3Mtd2l6LXNlcnAiF0VuY29tcGFzcyBXaWNoaXRhIEZhbGxzKgIIADIREC4YgAQYkQIYxwEYigUYrwEyBhAAGBYYHjIGEAAYFhgeMgYQABgWGB4yBhAAGBYYHjIGEAAYFhgeMgYQABgWGB4yBhAAGBYYHjIGEAAYFhgeMgYQABgWGB5Ixh5Q_hJY_hJwAXgAkAEAmAFsoAFsqgEDMC4xuAEByAEA-AEB-AECmAICoAJxqAIKwgIXEAAYgAQYkQIYtAIY5wYYigUY6gLYAQHCAh0QLhiABBiRAhi0AhjnBhjHARiKBRjqAhivAdgBAcICEBAAGAMYtAIY6gIYjwHYAQHCAhAQLhgDGLQCGOoCGI8B2AEBmAMC8QX_65WigFSnsroGBAgBGAeSBwMxLjGgB_0KsgcDMC4xuAdvwgcDMC4yyAcEgAgA&amp;sclient=gws-wiz-serp#" xlink:type="simple">(940) 720-5700</text:a> 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Garden Terrace</text:p>
          </table:table-cell>
          <table:table-cell table:style-name="ce4" office:value-type="string" calcext:value-type="string">
            <text:p>Garden Terrace at Fort Worth </text:p>
          </table:table-cell>
          <table:table-cell table:style-name="ce4" office:value-type="string" calcext:value-type="string">
            <text:p>7500 Oakmont Blvd, Fort Worth, TX 76132 </text:p>
          </table:table-cell>
          <table:table-cell table:style-name="ce4" office:value-type="string" calcext:value-type="string">
            <text:p><text:a xlink:href="https://www.google.com/search?q=garden+terrace&amp;rlz=1C1CHBF_enUS936US936&amp;biw=954&amp;bih=1065&amp;sca_esv=4b6fd4b69e4fa74a&amp;sxsrf=ANbL-n77vVQDVi1eeEWeALV3aPLE4mUI_Q%3A1772002480973&amp;ei=sJyeaaeOO4PIp84P5trpsAc&amp;gs_ssp=eJzj4tZP1zcsSTFLssjNM2C0UjWosDAzSTVLMTExSU01N7ZMMrcyqLA0NU81s7Q0srBIs7AwTzX24ktPLEpJzVMoSS0qSkxOBQCGOhO0&amp;oq=Garden+Terrace&amp;gs_lp=Egxnd3Mtd2l6LXNlcnAaAhgBIg5HYXJkZW4gVGVycmFjZSoCCAAyFBAuGIAEGLEDGIMBGMcBGI4FGK8BMhEQLhiABBiRAhjHARiKBRivATIFEAAYgAQyCBAAGIAEGIsDMggQABiABBiLAzIIEAAYgAQYiwMyCBAAGIAEGIsDMhQQLhiABBimAxjHARioAxiLAxivATIUEC4YgAQYpgMYxwEYqAMYiwMYrwEyFBAuGIAEGKYDGMcBGKgDGIsDGK8BSMgWUM4LWM4LcAF4AZABAJgBlwGgAZcBqgEDMC4xuAEByAEA-AEB-AECmAICoAKdAagCCsICFhAAGIAEGEMYtAIY5wYYigUY6gLYAQHCAhwQLhiABBhDGLQCGOcGGMcBGIoFGOoCGK8B2AEBwgIQEAAYAxi0AhjqAhiPAdgBAZgDAvEFe5XGsCmBhli6BgQIARgHkgcDMS4xoAeuFrIHAzAuMbgHmgHCBwMwLjLIBwSACAA&amp;sclient=gws-wiz-serp#" xlink:type="simple">(817) 346-8080</text:a> 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Harris Clearfork</text:p>
          </table:table-cell>
          <table:table-cell table:style-name="ce4" office:value-type="string" calcext:value-type="string">
            <text:p>Texas Health Clearfork </text:p>
          </table:table-cell>
          <table:table-cell table:style-name="ce4" office:value-type="string" calcext:value-type="string">
            <text:p>5400 Clearfork Main St, Fort Worth, TX 76109 </text:p>
          </table:table-cell>
          <table:table-cell table:style-name="ce4" office:value-type="string" calcext:value-type="string">
            <text:p><text:a xlink:href="https://www.google.com/search?q=harris+clearfork+hospital&amp;rlz=1C1CHBF_enUS936US936&amp;biw=954&amp;bih=1065&amp;sca_esv=4b6fd4b69e4fa74a&amp;sxsrf=ANbL-n7PP6J6KPU4gVZBvhCufECG2U51Pg%3A1772002507791&amp;ei=y5yeaa6HMMbSp84Po8qugAY&amp;gs_ssp=eJwFwbkNgCAAAMDYmjiAHY21_N8IbgHIF4koWDC-d_Oyxx2hyFO_E3nhpDc4JKde4ECcd8gaijQc9iRKWksxUwJLyI41mdZyB65400JtF0i1P_kz5QfCLBkp&amp;oq=Harris+Clearfork&amp;gs_lp=Egxnd3Mtd2l6LXNlcnAaAhgCIhBIYXJyaXMgQ2xlYXJmb3JrKgIIADILEC4YgAQYxwEYrwEyBhAAGBYYHjIGEAAYFhgeMgYQABgWGB4yBRAAGO8FMgUQABjvBTIIEAAYgAQYogRItBxQtQ1YtQ1wAXgBkAEAmAGpAaABqQGqAQMwLjG4AQHIAQD4AQH4AQKYAgKgAq0BqAIKwgIcEAAYgAQYQxi0AhjnBhj4BRiKBRjqAhiLA9gBAcICGRAAGIAEGEMYtAIY5wYYigUY6gIYiwPYAQGYAwLxBfjQEFONWBGmugYECAEYB5IHAzEuMaAHqAeyBwMwLjG4B6sBwgcDMC4yyAcDgAgA&amp;sclient=gws-wiz-serp#" xlink:type="simple">(817) 433-7000</text:a> 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Harris Downtown</text:p>
          </table:table-cell>
          <table:table-cell table:style-name="ce4" office:value-type="string" calcext:value-type="string">
            <text:p>Texas Health Harris Methodist Hospital Fort Worth </text:p>
          </table:table-cell>
          <table:table-cell table:style-name="ce4" office:value-type="string" calcext:value-type="string">
            <text:p>1301 Pennsylvania Ave, Fort Worth, TX 76104 </text:p>
          </table:table-cell>
          <table:table-cell table:style-name="ce4" office:value-type="string" calcext:value-type="string">
            <text:p><text:a xlink:href="https://www.google.com/search?q=texas+health+downtown+fort+worth&amp;rlz=1C1CHBF_enUS936US936&amp;biw=954&amp;bih=1065&amp;sca_esv=4b6fd4b69e4fa74a&amp;sxsrf=ANbL-n56L6dm-krnNXLcI5CXZValxCmaEA%3A1772002543670&amp;ei=75yeaejKKLLEp84P1ZrNgQQ&amp;gs_ssp=eJwNxDEOgCAMAMC46ie6OFNAEHyCv6gRZEBNtAno63W4azuxCckxP-7dsZl6rM4OYZQjRnRWqaAnrItXmrwkj8ZYijgDh0o3pECZE6xnOfgH8bwYyl_6ADkuGvo&amp;oq=Texas+Health+Downtown+Fort+Worth&amp;gs_lp=Egxnd3Mtd2l6LXNlcnAiIFRleGFzIEhlYWx0aCBEb3dudG93biBGb3J0IFdvcnRoKgIIADIOEC4YgAQYxwEYjgUYrwEyBRAAGIAEMgYQABgWGB4yBhAAGBYYHjIIEAAYFhgKGB4yBhAAGBYYHjIGEAAYFhgeMggQABgWGAoYHjIGEAAYFhgeMgYQABgWGB5IoB9Q_xJY_xJwAXgBkAEAmAHeAaAB3gGqAQMyLTG4AQHIAQD4AQH4AQKYAgKgAuMBqAIKwgIdEC4YgAQYkQIYtAIYxwEY5wYYigUY6gIYrwHYAQHCAh0QLhiABBiRAhi0AhjnBhjHARiKBRjqAhivAdgBAcICEBAAGAMYtAIY6gIYjwHYAQHCAhAQLhgDGLQCGOoCGI8B2AEBmAMC8QW6V_mI9mqOZroGBAgBGAeSBwUxLjAuMaAH8wqyBwMyLTG4B-EBwgcDMC4yyAcDgAgA&amp;sclient=gws-wiz-serp#" xlink:type="simple">(817) 250-2000</text:a> 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Harris Southlake</text:p>
          </table:table-cell>
          <table:table-cell table:style-name="ce4" office:value-type="string" calcext:value-type="string">
            <text:p>Texas Health Harris Methodist Hospital Southlake </text:p>
          </table:table-cell>
          <table:table-cell table:style-name="ce4" office:value-type="string" calcext:value-type="string">
            <text:p>1545 E Southlake Blvd, Southlake, TX 76092 </text:p>
          </table:table-cell>
          <table:table-cell table:style-name="ce4" office:value-type="string" calcext:value-type="string">
            <text:p><text:a xlink:href="https://www.google.com/search?q=texas+health+southlake&amp;rlz=1C1CHBF_enUS936US936&amp;biw=954&amp;bih=1065&amp;sca_esv=4b6fd4b69e4fa74a&amp;sxsrf=ANbL-n5q2GaIrSCe6k1ocrMzplVAZNENcA%3A1772002580326&amp;ei=FJ2eacvKE9bdwN4P18SO-QQ&amp;gs_ssp=eJwFwTsOgCAMANC46u7M4kxrKxCO4C2Qb6KJAzXh-L43L7pqlDr2Yi-Y_AbDGU6JC4VoYmEiDyNbZ_BghyYhMcK5Sh6hq5bDI03195P2hDv_O74W6Q&amp;oq=texas+health+southlake&amp;gs_lp=Egxnd3Mtd2l6LXNlcnAiFnRleGFzIGhlYWx0aCBzb3V0aGxha2UqAggAMhQQLhiABBiRAhjHARiKBRiOBRivATIOEC4YgAQYxwEYjgUYrwEyBRAAGIAEMgYQABgWGB4yBhAAGBYYHjIGEAAYFhgeMgYQABgWGB4yBhAAGBYYHjIGEAAYFhgeMgYQABgWGB5Iqk5QAFj2GXAAeAGQAQCYAekBoAH8CaoBBTIuNi4xuAEByAEA-AEBmAIJoAKPCsICCxAuGIAEGMcBGK8BmAMAkgcFMi42LjGgB77BAbIHBTIuNi4xuAePCsIHAzAuOcgHD4AIAA&amp;sclient=gws-wiz-serp#" xlink:type="simple">(817) 748-8700</text:a> 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Harris Southwest</text:p>
          </table:table-cell>
          <table:table-cell table:style-name="ce4" office:value-type="string" calcext:value-type="string">
            <text:p>Texas Health Harris Methodist Hospital Southwest Fort Worth </text:p>
          </table:table-cell>
          <table:table-cell table:style-name="ce4" office:value-type="string" calcext:value-type="string">
            <text:p>6100 Harris Pkwy, Fort Worth, TX 76132 </text:p>
          </table:table-cell>
          <table:table-cell table:style-name="ce4" office:value-type="string" calcext:value-type="string">
            <text:p><text:a xlink:href="https://www.google.com/search?q=texas+health+southwest&amp;rlz=1C1CHBF_enUS936US936&amp;biw=954&amp;bih=1065&amp;sca_esv=4b6fd4b69e4fa74a&amp;sxsrf=ANbL-n5AMxRtUPSuas1jBxdI-aeMBYO2PA%3A1772002616384&amp;ei=OJ2eafOWF53Gp84P3bmmwQ8&amp;gs_ssp=eJzj4tFP1zc0ysguKLIstzRgtFI1qLAwM0k1SzExSEozMzUzT0uzMqhIMzM0sTQ0NjM1NTdONjFP9BIrSa1ILFbISE3MKclQKM4vLckoTy0uAQBOrBdw&amp;oq=texas+health+southw&amp;gs_lp=Egxnd3Mtd2l6LXNlcnAiE3RleGFzIGhlYWx0aCBzb3V0aHcqAggAMg4QLhiABBjHARiOBRivATIFEAAYgAQyCxAuGIAEGMcBGK8BMgsQLhiABBjHARivATIFEAAYgAQyBRAAGIAEMgUQABiABDIFEAAYgAQyBRAAGIAEMgUQABiABEiLGVDUEFjUEHABeAGQAQCYAYUBoAGFAaoBAzAuMbgBAcgBAPgBAZgCAqACigHCAgoQABiwAxjWBBhHwgINEAAYsAMY1gQYRxjJA8ICDhAAGIAEGLADGJIDGIoFmAMAiAYBkAYKkgcDMS4xoAfIErIHAzAuMbgHiAHCBwMwLjLIBwOACAA&amp;sclient=gws-wiz-serp#" xlink:type="simple">(817) 433-5000</text:a> 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Harrison at Heritage</text:p>
          </table:table-cell>
          <table:table-cell table:style-name="ce2" office:value-type="string" calcext:value-type="string">
            <text:p>The Harrison at Heritage</text:p>
          </table:table-cell>
          <table:table-cell table:style-name="ce4" office:value-type="string" calcext:value-type="string">
            <text:p>4600 Heritage Trace Pkwy, Fort Worth, TX 76244 </text:p>
          </table:table-cell>
          <table:table-cell table:style-name="ce4" office:value-type="string" calcext:value-type="string">
            <text:p><text:a xlink:href="https://www.google.com/search?q=harrison+at+heritage&amp;rlz=1C1CHBF_enUS936US936&amp;biw=954&amp;bih=1065&amp;sca_esv=4b6fd4b69e4fa74a&amp;sxsrf=ANbL-n4bUjmlqJ9EL4CuGyn3_46Gmkq7HQ%3A1772002653573&amp;ei=XZ2eafDbIuTQ6-APnvul2QQ&amp;gs_ssp=eJzj4tVP1zc0LC4pjrcwSzY2YLRSNaiwMDNJSbFMMUtMMUk1NLa0tDKoSEu2NDY1STGzTDRJMzJISfMSyUgsKsoszs9TSCxRyEgtyixJTE8FAEVoF0E&amp;oq=Harrison+at+Heritage&amp;gs_lp=Egxnd3Mtd2l6LXNlcnAiFEhhcnJpc29uIGF0IEhlcml0YWdlKgIIADIOEC4YgAQYxwEYjgUYrwEyBhAAGBYYHjIGEAAYFhgeMgYQABgWGB4yBhAAGBYYHjIGEAAYFhgeMgYQABgWGB4yBhAAGBYYHjIGEAAYFhgeMgYQABgWGB5IvBdQkwxYkwxwAXgBkAEAmAFxoAFxqgEDMC4xuAEByAEA-AEB-AECmAICoAJ2qAIKwgIcEC4YgAQYQxi0AhjnBhjHARiKBRjqAhivAdgBAcICFhAAGIAEGEMYtAIY5wYYigUY6gLYAQHCAhwQLhiABBhDGLQCGMcBGOcGGIoFGOoCGK8B2AEBmAMC8QVnx764-jIZz7oGBAgBGAeSBwMxLjGgB6ULsgcDMC4xuAdzwgcDMC4yyAcEgAgA&amp;sclient=gws-wiz-serp#" xlink:type="simple">(817) 741-9360</text:a> </text:p>
          </table:table-cell>
          <table:table-cell table:number-columns-repeated="16380"/>
        </table:table-row>
        <table:table-row table:style-name="ro1">
          <table:table-cell table:number-columns-repeated="2" table:style-name="ce2" office:value-type="string" calcext:value-type="string">
            <text:p>Heart to Heart Hospice</text:p>
          </table:table-cell>
          <table:table-cell table:style-name="ce4" office:value-type="string" calcext:value-type="string">
            <text:p>6940 River Park Cir, Fort Worth, TX 76116 </text:p>
          </table:table-cell>
          <table:table-cell table:style-name="ce4" office:value-type="string" calcext:value-type="string">
            <text:p><text:a xlink:href="https://www.google.com/search?q=heart+to+heart+hospice+fort+worth&amp;rlz=1C1CHBF_enUS936US936&amp;biw=954&amp;bih=1065&amp;sca_esv=4b6fd4b69e4fa74a&amp;sxsrf=ANbL-n7ji8A3v9Nqj-GNca36uhrJxiRaOg%3A1772002736143&amp;ei=sJ2eaY6-CPj9p84Ps_i-6A8&amp;oq=Heart+to+Heart+Hospice&amp;gs_lp=Egxnd3Mtd2l6LXNlcnAiFkhlYXJ0IHRvIEhlYXJ0IEhvc3BpY2UqAggEMgoQABiwAxjWBBhHMg0QABiwAxjWBBhHGMkDMg0QABiwAxiSAxjWBBhHMgoQABiwAxjWBBhHMgoQABiwAxjWBBhHMgoQABiwAxjWBBhHMgoQABiwAxjWBBhHMgoQABiwAxjWBBhHMg0QABiABBiwAxhDGIoFMg0QABiABBiwAxhDGIoFMg0QABiABBiwAxhDGIoFMg0QABiABBiwAxhDGIoFSIsYUABYAHABeAGQAQCYAQCgAQCqAQC4AQHIAQCYAgGgAgKYAwCIBgGQBgySBwExoAcAsgcAuAcAwgcDMC4xyAcBgAgA&amp;sclient=gws-wiz-serp&amp;lqi=CiFoZWFydCB0byBoZWFydCBob3NwaWNlIGZvcnQgd29ydGgiA4gBAUibgPyWp4GAgAhaSxAAEAEQAhADEAQQBRgAGAEYAhgDGAQYBSIhaGVhcnQgdG8gaGVhcnQgaG9zcGljZSBmb3J0IHdvcnRoKg4IAhACEAEQAhADEAQQBZIBB2hvc3BpY2WaASRDaGREU1VoTk1HOW5TMFZKUTBGblNVTnNPWE0zYlRCUlJSQULgAQD6AQUIoAEQLA#" xlink:type="simple">(817) 782-9557</text:a> 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HEB Hospital</text:p>
          </table:table-cell>
          <table:table-cell table:style-name="ce4" office:value-type="string" calcext:value-type="string">
            <text:p>Texas Health Harris Methodist Hurst-Euless-Bedford </text:p>
          </table:table-cell>
          <table:table-cell table:style-name="ce4" office:value-type="string" calcext:value-type="string">
            <text:p>1600 Hospital Pkwy, Bedford, TX 76022 </text:p>
          </table:table-cell>
          <table:table-cell table:style-name="ce4" office:value-type="string" calcext:value-type="string">
            <text:p><text:a xlink:href="https://www.google.com/search?q=texas+health+heb&amp;rlz=1C1CHBF_enUS936US936&amp;biw=954&amp;bih=1065&amp;sca_esv=4b6fd4b69e4fa74a&amp;sxsrf=ANbL-n6iUbUatAwvI7J3vks2GwCsEOR9AQ%3A1772002794933&amp;ei=6p2eafPSONbIp84Pxqq_oAU&amp;gs_ssp=eJzj4tFP1zfMSDY1Lq6wqDBgtFI1qLAwM0k1T0syMksDMpKTja0MKszSEi1NzJOTjNJMUk3TLEy8BEpSKxKLFTJSE3NKMoBUEgDk3BWT&amp;oq=Texas+Health+HEB&amp;gs_lp=Egxnd3Mtd2l6LXNlcnAiEFRleGFzIEhlYWx0aCBIRUIqAggAMg4QLhiABBjHARiOBRivATIOEC4YgAQYxwEYjgUYrwEyDhAuGIAEGMcBGI4FGK8BMgUQABiABDIOEC4YgAQYxwEYjgUYrwEyBRAAGIAEMgUQABiABDIFEAAYgAQyBRAAGIAEMgUQABiABEikJlDSFVjSFXABeAGQAQCYAXWgAXWqAQMwLjG4AQHIAQD4AQH4AQKYAgKgAnqoAgrCAhYQABiABBhDGLQCGOcGGIoFGOoC2AEBwgIQEAAYAxi0AhjqAhiPAdgBAZgDAvEFTCyihlKWmoe6BgQIARgHkgcDMS4xoAe0ErIHAzAuMbgHeMIHAzAuMsgHBIAIAA&amp;sclient=gws-wiz-serp#" xlink:type="simple">(817) 848-4000</text:a> 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Hilltop Park Rehab &amp; Care Center</text:p>
          </table:table-cell>
          <table:table-cell table:style-name="ce2" office:value-type="string" calcext:value-type="string">
            <text:p>Hilltop Park Rehabilitation &amp; Care Center</text:p>
          </table:table-cell>
          <table:table-cell table:style-name="ce4" office:value-type="string" calcext:value-type="string">
            <text:p>970 Hilltop Dr, Weatherford, TX 76086 </text:p>
          </table:table-cell>
          <table:table-cell table:style-name="ce4" office:value-type="string" calcext:value-type="string">
            <text:p><text:a xlink:href="https://www.google.com/search?q=Hilltop+Park+Rehab+%26+Care+Center&amp;rlz=1C1CHBF_enUS936US936&amp;biw=954&amp;bih=1065&amp;sca_esv=4b6fd4b69e4fa74a&amp;sxsrf=ANbL-n7wSv32Vam5E8uHsVQ6KGResiQ48A%3A1772002863947&amp;ei=L56eaYjEOcaFp84P3rKiiAo&amp;ved=0ahUKEwjIl_yJifSSAxXGwskDHV6ZCKEQ4dUDCBE&amp;uact=5&amp;oq=Hilltop+Park+Rehab+%26+Care+Center&amp;gs_lp=Egxnd3Mtd2l6LXNlcnAiIEhpbGx0b3AgUGFyayBSZWhhYiAmIENhcmUgQ2VudGVyMgYQABgWGB4yCBAAGIAEGKIEMggQABiABBiiBDIIEAAYgAQYogQyBRAAGO8FSNpVUMVNWMVNcAJ4AZABAJgBygGgAcoBqgEDMi0xuAEDyAEA-AEC-AEBmAIDoALQAagCCsICChAAGLADGNYEGEfCAg0QABiABBiwAxhDGIoFwgIcEC4YgAQYQxi0AhjnBhjHARiKBRjqAhivAdgBAcICFhAAGIAEGEMYtAIY5wYYigUY6gLYAQHCAhwQLhiABBjRAxhDGLQCGOcGGMcBGIoFGOoC2AEBwgIcEC4YgAQYQxi0AhjHARjnBhiKBRjqAhivAdgBAZgDAfEF3XdZNdTELKWIBgGQBgu6BgQIARgHkgcFMi4wLjGgB7gEsgcDMi0xuAfMAcIHAzEuMsgHA4AIAA&amp;sclient=gws-wiz-serp#" xlink:type="simple">(817) 599-0000</text:a> 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Immanuel Healthcare</text:p>
          </table:table-cell>
          <table:table-cell table:style-name="ce2" office:value-type="string" calcext:value-type="string">
            <text:p>Immanuel’s Healthcare</text:p>
          </table:table-cell>
          <table:table-cell table:style-name="ce4" office:value-type="string" calcext:value-type="string">
            <text:p>4515 Village Creek Rd, Fort Worth, TX 76119 </text:p>
          </table:table-cell>
          <table:table-cell table:style-name="ce4" office:value-type="string" calcext:value-type="string">
            <text:p><text:a xlink:href="https://www.google.com/search?q=immanuel+healthcare&amp;rlz=1C1CHBF_enUS936US936&amp;biw=954&amp;bih=1065&amp;sca_esv=4b6fd4b69e4fa74a&amp;sxsrf=ANbL-n5MRIy1bBftoRgdwBU1JZzwE7eGxQ%3A1772002926674&amp;ei=bp6eaaTrKIaOp84Pt6itgQs&amp;gs_ssp=eJzj4tVP1zc0TKqsLKisSC8wYLRSMaiwMDNJNU9MMjcyNU01TTYytzKoSE4xMjNIM0oxMDJKNktO9RLOzM1NzCtNzVHISE3MKclITixKBQBCoBdU&amp;oq=Immanuel+Healthcare&amp;gs_lp=Egxnd3Mtd2l6LXNlcnAiE0ltbWFudWVsIEhlYWx0aGNhcmUqAggAMg4QLhiABBjHARiOBRivATIGEAAYFhgeMgYQABgWGB4yBhAAGBYYHjICECYyBRAAGO8FMgUQABjvBUiXKFC2Dli2DnABeACQAQCYAXmgAXmqAQMwLjG4AQHIAQD4AQH4AQKYAgKgAn6oAgrCAh0QLhiABBiRAhi0AhjnBhjHARiKBRjqAhivAdgBAcICEBAAGAMYtAIY6gIYjwHYAQGYAwLxBZokmYPlvHTNugYECAEYB5IHAzEuMaAH9QiyBwMwLjG4B3vCBwMwLjLIBwSACAA&amp;sclient=gws-wiz-serp#" xlink:type="simple">(817) 451-8704</text:a> 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James L West</text:p>
          </table:table-cell>
          <table:table-cell table:style-name="ce2" office:value-type="string" calcext:value-type="string">
            <text:p>James L. West Center for Dementia Care</text:p>
          </table:table-cell>
          <table:table-cell table:style-name="ce4" office:value-type="string" calcext:value-type="string">
            <text:p>1111 Summit Ave, Fort Worth, TX 76102 </text:p>
          </table:table-cell>
          <table:table-cell table:style-name="ce4" office:value-type="string" calcext:value-type="string">
            <text:p><text:a xlink:href="https://www.google.com/search?q=james+l+west&amp;rlz=1C1CHBF_enUS936US936&amp;biw=954&amp;bih=1065&amp;sca_esv=4b6fd4b69e4fa74a&amp;sxsrf=ANbL-n61KXU4fRqS-esf3Uyj9-cX88otgQ%3A1772002988071&amp;ei=rJ6eac-KBJmHp84Pu9niuAg&amp;ved=0ahUKEwjPkJTFifSSAxWZw8kDHbusGIcQ4dUDCBE&amp;uact=5&amp;oq=james+l+west&amp;gs_lp=Egxnd3Mtd2l6LXNlcnAiDGphbWVzIGwgd2VzdDIOEC4YgAQYxwEYjgUYrwEyBRAAGIAEMgsQLhiABBjHARivATIFEAAYgAQyBRAAGIAEMgUQABiABDIFEAAYgAQyBRAAGIAEMgsQLhiABBjHARivAUjWGFAAWO4XcAB4AJABAJgBkwKgAZUMqgEFMi45LjG4AQPIAQD4AQGYAgygAq8MwgIUEC4YgAQYkQIYxwEYigUYjgUYrwHCAgsQABiABBiRAhiKBcICDhAuGIAEGLEDGIMBGIoFwgILEC4YgAQY0QMYxwHCAgsQLhiABBixAxiDAcICCxAAGIAEGLEDGIMBwgIKEAAYgAQYQxiKBcICERAuGIAEGJECGMcBGIoFGK8BwgIQEC4YgAQYQxjHARiKBRivAcICEBAAGIAEGLEDGEMYgwEYigXCAhAQLhiABBixAxhDGIMBGIoFwgIKEC4YgAQYQxiKBcICDhAuGIAEGLEDGNEDGMcBwgIIEC4YgAQYsQPCAggQABiABBixA8ICBRAuGIAEmAMAkgcFMi45LjGgB7rYArIHBTIuOS4xuAevDMIHBDAuMTLIBxWACAA&amp;sclient=gws-wiz-serp&amp;lqi=CgxqYW1lcyBsIHdlc3RI6K_uzuWAgIAIWhoQABABEAIYABgBGAIiDGphbWVzIGwgd2VzdJIBDG51cnNpbmdfaG9tZeABAA#" xlink:type="simple">(817) 765-8945</text:a> 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Kindred Arlington</text:p>
          </table:table-cell>
          <table:table-cell table:style-name="ce4" office:value-type="string" calcext:value-type="string">
            <text:p>Kindred Hospital Tarrant County - Arlington </text:p>
          </table:table-cell>
          <table:table-cell table:style-name="ce4" office:value-type="string" calcext:value-type="string">
            <text:p>1000 N Cooper St, Arlington, TX 76011 </text:p>
          </table:table-cell>
          <table:table-cell table:style-name="ce4" office:value-type="string" calcext:value-type="string">
            <text:p><text:a xlink:href="https://www.google.com/search?q=kindred+arlington&amp;rlz=1C1CHBF_enUS936US936&amp;biw=954&amp;bih=1065&amp;sca_esv=4b6fd4b69e4fa74a&amp;sxsrf=ANbL-n6P0Kwyr5URyTe9Y81rbocAqsrOng%3A1772003860623&amp;ei=FKKeaaDgJZmHp84Pu9niuAg&amp;gs_ssp=eJzj4tLP1TcwSTdOLjYwYLRSNaiwMDNJNU-xNDNOtEwzNjEztDKoMLcwT0w1SjVPSjNJTbNMSvYSzM7MSylKTVFILMrJzEsvyc8DAKqgFTk&amp;oq=Kindred+Arlington&amp;gs_lp=Egxnd3Mtd2l6LXNlcnAiEUtpbmRyZWQgQXJsaW5ndG9uKgIIADIOEC4YgAQYxwEYjgUYrwEyBRAAGIAEMgYQABgWGB4yBhAAGBYYHjIGEAAYFhgeMgYQABgWGB4yBhAAGBYYHjIGEAAYFhgeMgYQABgWGB4yBhAAGBYYHkjmHVClElilEnABeAGQAQCYAYYBoAGGAaoBAzAuMbgBAcgBAPgBAfgBApgCAqACjAGoAgrCAhwQLhiABBhDGLQCGOcGGMcBGIoFGOoCGK8B2AEBwgIWEAAYgAQYQxi0AhjnBhiKBRjqAtgBAcICEBAAGAMYtAIY6gIYjwHYAQHCAhAQLhgDGLQCGOoCGI8B2AEBmAMC8QVVL6pb0kMyDroGBAgBGAeSBwMxLjGgB8gJsgcDMC4xuAeJAcIHAzAuMsgHBIAIAA&amp;sclient=gws-wiz-serp#" xlink:type="simple">(817) 548-3400</text:a> 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Legend Oaks Fort Worth</text:p>
          </table:table-cell>
          <table:table-cell table:style-name="ce4" office:value-type="string" calcext:value-type="string">
            <text:p>Legend Oaks Healthcare and Rehabilitation - Fort Worth </text:p>
          </table:table-cell>
          <table:table-cell table:style-name="ce4" office:value-type="string" calcext:value-type="string">
            <text:p>4240 Golden Triangle Blvd, Fort Worth, TX 76244 </text:p>
          </table:table-cell>
          <table:table-cell table:style-name="ce4" office:value-type="string" calcext:value-type="string">
            <text:p><text:a xlink:href="https://www.google.com/search?q=legend+oaks+fort+worth&amp;rlz=1C1CHBF_enUS936US936&amp;biw=954&amp;bih=1065&amp;sca_esv=4b6fd4b69e4fa74a&amp;sxsrf=ANbL-n5hBVDFjO_GXpWMvYhKPCWs6lA_qg%3A1772004012477&amp;ei=rKKeafDmHLjKp84Px6msqAM&amp;gs_ssp=eJzj4tVP1zc0TCozzDU3KjI0YLRSNaiwMDNJSbFMSrUwSkmyMEs2tjKoMDY1AjKNzS2MLY1NDExMvMRyUtNT81IU8hOzixXS8otKFMqBRAYARgsWvA&amp;oq=Legend+Oaks+Fort+Worth&amp;gs_lp=Egxnd3Mtd2l6LXNlcnAiFkxlZ2VuZCBPYWtzIEZvcnQgV29ydGgqAggAMg4QLhiABBjHARiOBRivATIGEAAYFhgeMgYQABgWGB4yBhAAGBYYHjIGEAAYFhgeMgYQABgWGB4yBhAAGBYYHjIGEAAYFhgeMgYQABgWGB4yBhAAGBYYHkjGIVDRFFjRFHABeAGQAQCYAYwBoAGMAaoBAzAuMbgBAcgBAPgBAfgBApgCAqACkQGoAgrCAhwQLhiABBhDGLQCGMcBGOcGGIoFGOoCGK8B2AEBwgIcEC4YgAQYQxi0AhjnBhjHARiKBRjqAhivAdgBAcICFhAAGIAEGEMYtAIY5wYYigUY6gLYAQHCAhAQABgDGLQCGOoCGI8B2AEBwgIQEC4YAxi0AhjqAhiPAdgBAZgDAvEFwAxzWvuawqi6BgQIARgHkgcDMS4xoAflC7IHAzAuMbgHjwHCBwMwLjLIBwSACAA&amp;sclient=gws-wiz-serp#" xlink:type="simple">(817) 380-6400</text:a> 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Lifecare Haltom City</text:p>
          </table:table-cell>
          <table:table-cell table:style-name="ce4" office:value-type="string" calcext:value-type="string">
            <text:p>Life Care Center of Haltom </text:p>
          </table:table-cell>
          <table:table-cell table:style-name="ce4" office:value-type="string" calcext:value-type="string">
            <text:p>2936 Markum Dr, Haltom City, TX 76117 </text:p>
          </table:table-cell>
          <table:table-cell table:style-name="ce4" office:value-type="string" calcext:value-type="string">
            <text:p><text:a xlink:href="https://www.google.com/search?q=lifecare+haltom+city&amp;rlz=1C1CHBF_enUS936US936&amp;biw=954&amp;bih=1065&amp;sca_esv=4b6fd4b69e4fa74a&amp;sxsrf=ANbL-n5t1x6ghEArHJGXlfUzGe1ZKv9_kw%3A1772004042398&amp;ei=yqKeabOGGMHNp84PtenN0QE&amp;gs_ssp=eJzj4tZP1zcsybHIMU4qMGC0UjWosDAzSTU3N001s7SwsEgySbIyqDAySU1ONkk2Nk1KNUw1Nkr2EsnJTEtNTixKVchIzCnJz1VIziypBAAVFhaZ&amp;oq=Lifecare+Haltom+City&amp;gs_lp=Egxnd3Mtd2l6LXNlcnAiFExpZmVjYXJlIEhhbHRvbSBDaXR5KgIIADIOEC4YgAQYxwEYjgUYrwEyBhAAGBYYHjIGEAAYFhgeMgYQABgWGB4yBhAAGBYYHjICECYyCxAAGIAEGIYDGIoFMgsQABiABBiGAxiKBTIIEAAYgAQYogRIhBtQ-wxY-wxwAXgBkAEAmAGUAaABlAGqAQMwLjG4AQHIAQD4AQH4AQKYAgKgApkBqAIKwgIWEAAYgAQYQxi0AhjnBhiKBRjqAtgBAcICEBAuGAMYtAIY6gIYjwHYAQHCAhAQABgDGLQCGOoCGI8B2AEBmAMC8QVuWCCfPxZ567oGBAgBGAeSBwMxLjGgB-MJsgcDMC4xuAeWAcIHAzAuMsgHBIAIAA&amp;sclient=gws-wiz-serp#" xlink:type="simple">(817) 831-0545</text:a> 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MedStar Mobile Healthcare</text:p>
          </table:table-cell>
          <table:table-cell table:style-name="ce4" office:value-type="string" calcext:value-type="string">
            <text:p>MedStar Mobile Healthcare </text:p>
          </table:table-cell>
          <table:table-cell table:style-name="ce4" office:value-type="string" calcext:value-type="string">
            <text:p>2900 Alta Mere Dr, Fort Worth, TX 76116 </text:p>
          </table:table-cell>
          <table:table-cell table:style-name="ce4" office:value-type="string" calcext:value-type="string">
            <text:p><text:a xlink:href="https://www.google.com/search?q=medstar+mobile+healthcare&amp;rlz=1C1CHBF_enUS936US936&amp;biw=954&amp;bih=1065&amp;sca_esv=4b6fd4b69e4fa74a&amp;sxsrf=ANbL-n7mXqMQ6ikWmyfS8-LpPU2wpkbkdg%3A1772004078858&amp;ei=7qKeabGWNITep84P8IKR-Ac&amp;gs_ssp=eJzj4tVP1zc0TDIrS6_INYo3YLRSNagwNEk1SU40T0wyMU9JMTdOsjKoSDYyTEuytDBJMktKTUlNNfGSzE1NKS5JLFLIzU_KzElVyEhNzCnJSE4sSgUA5SMaDw&amp;oq=MedStar+Mobile+Healthcare&amp;gs_lp=Egxnd3Mtd2l6LXNlcnAiGU1lZFN0YXIgTW9iaWxlIEhlYWx0aGNhcmUqAggAMgsQLhiABBjHARivATIFEAAYgAQyBRAAGIAEMgUQABiABDIGEAAYFhgeMgYQABgWGB4yBhAAGBYYHjIGEAAYFhgeMgYQABgWGB4yBhAAGBYYHkjTHFDhEVjhEXABeAGQAQCYAYMBoAGDAaoBAzAuMbgBAcgBAPgBAfgBApgCAqAChwGoAgrCAh0QLhiABBiRAhi0AhjHARjnBhiKBRjqAhivAdgBAcICHRAuGIAEGJECGLQCGOcGGMcBGIoFGOoCGK8B2AEBwgIXEAAYgAQYkQIYtAIY5wYYigUY6gLYAQHCAhAQABgDGLQCGOoCGI8B2AEBwgIQEC4YAxi0AhjqAhiPAdgBAZgDAvEFTOWtl59u0WO6BgQIARgHkgcDMS4xoAfaCbIHAzAuMbgHhQHCBwMwLjLIBwOACAA&amp;sclient=gws-wiz-serp#" xlink:type="simple">(817) 923-3700</text:a> 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Mirabella Asst Living(pp unless Auth by Admin)</text:p>
          </table:table-cell>
          <table:table-cell table:style-name="ce4" office:value-type="string" calcext:value-type="string">
            <text:p>Mirabella Assisted Living &amp; Memory Care </text:p>
          </table:table-cell>
          <table:table-cell table:style-name="ce4" office:value-type="string" calcext:value-type="string">
            <text:p>4242 Bryant Irvin Rd, Fort Worth, TX 76109 </text:p>
          </table:table-cell>
          <table:table-cell table:style-name="ce4" office:value-type="string" calcext:value-type="string">
            <text:p><text:a xlink:href="https://www.google.com/search?q=mirabella+assisted+living&amp;rlz=1C1CHBF_enUS936US936&amp;biw=954&amp;bih=1065&amp;sca_esv=4b6fd4b69e4fa74a&amp;sxsrf=ANbL-n6T6Jxs9Ab0Gk88MoSyaQYoWgIQUQ%3A1772004109298&amp;ei=DaOeaYftEc__p84PkfKquQY&amp;gs_ssp=eJzj4tZP1zcsMyoozE3KNmC0UjWosDAzSTU3sjQ3NDMxMDWyTLICChmnGhpaphiaGadYGBolmXlJ5mYWJSal5uQkKiQWF2cWl6SmKORklmXmpQMAbnQXyw&amp;oq=Mirabella+Asst+Living&amp;gs_lp=Egxnd3Mtd2l6LXNlcnAiFU1pcmFiZWxsYSBBc3N0IExpdmluZyoCCAAyEBAuGIAEGMcBGA0YjgUYrwEyBxAAGIAEGA0yBxAAGIAEGA0yDRAuGIAEGMcBGA0YrwEyBxAAGIAEGA0yBxAAGIAEGA0yDRAuGIAEGMcBGA0YrwEyBhAAGA0YHjIGEAAYFhgeMgYQABgWGB5IyiRQ4hBY4hBwAXgBkAEAmAGGAaABhgGqAQMwLjG4AQHIAQD4AQH4AQKYAgKgAosBqAIKwgIWEAAYgAQYQxi0AhjnBhiKBRjqAtgBAcICEBAAGAMYtAIY6gIYjwHYAQHCAhAQLhgDGLQCGOoCGI8B2AEBmAMC8QW_plfidXxajboGBAgBGAeSBwMxLjGgB9gTsgcDMC4xuAeJAcIHAzAuMsgHBIAIAA&amp;sclient=gws-wiz-serp#" xlink:type="simple">(817) 763-0088</text:a> 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North Pointe Nursing &amp; Rehab</text:p>
          </table:table-cell>
          <table:table-cell table:style-name="ce4" office:value-type="string" calcext:value-type="string">
            <text:p>North Pointe Nursing &amp; Rehabilitation </text:p>
          </table:table-cell>
          <table:table-cell table:style-name="ce4" office:value-type="string" calcext:value-type="string">
            <text:p>7804 Virgil Anthony Blvd, Watauga, TX 76148 </text:p>
          </table:table-cell>
          <table:table-cell table:style-name="ce4" office:value-type="string" calcext:value-type="string">
            <text:p><text:a xlink:href="https://www.google.com/search?q=north+pointe+nursing+%26+rehabilitation&amp;rlz=1C1CHBF_enUS936US936&amp;biw=954&amp;bih=1065&amp;sca_esv=4b6fd4b69e4fa74a&amp;sxsrf=ANbL-n5hdH5TojLhJURcTeczbvZozu5ekg%3A1772004148689&amp;ei=NKOeaY7oKebv-LYP952DsQg&amp;gs_ssp=eJwFwUEOhCAMAMB4XT_BRa9WdBF8wv4CKGiNKQZr4vN35tMO2zDKYSFWA83awWvNjLhk_QV06Cyu8OqY4xz05HxO3iXz67hU2dVViCUpfupNvKle1bT7QCeJFyr8B-D5HYI&amp;oq=North+Pointe+Nursing+%26+Rehab&amp;gs_lp=Egxnd3Mtd2l6LXNlcnAiHE5vcnRoIFBvaW50ZSBOdXJzaW5nICYgUmVoYWIqAggAMhQQLhiABBiRAhjHARiKBRiOBRivATIFEAAYgAQyBhAAGBYYHjIGEAAYFhgeMgYQABgWGB4yBhAAGBYYHjIGEAAYFhgeMgYQABgWGB4yBhAAGBYYHjIGEAAYFhgeSMotUOYSWOYScAF4AZABAJgBbKABbKoBAzAuMbgBAcgBAPgBAfgBApgCAqACcagCCsICFhAAGIAEGEMYtAIY5wYYigUY6gLYAQHCAhAQABgDGLQCGOoCGI8B2AEBmAMC8QUFspqWUkHDf7oGBAgBGAeSBwMxLjGgB-MKsgcDMC4xuAdvwgcDMC4yyAcEgAgA&amp;sclient=gws-wiz-serp#" xlink:type="simple">(817) 498-7220</text:a> 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Pathway Hospice</text:p>
          </table:table-cell>
          <table:table-cell table:style-name="ce4" office:value-type="string" calcext:value-type="string">
            <text:p>Pathway Hospice </text:p>
          </table:table-cell>
          <table:table-cell table:style-name="ce4" office:value-type="string" calcext:value-type="string">
            <text:p>1101 E Arapaho Rd #130, Richardson, TX 75081 </text:p>
          </table:table-cell>
          <table:table-cell table:style-name="ce4" office:value-type="string" calcext:value-type="string">
            <text:p><text:a xlink:href="https://www.google.com/search?q=Pathway+Hospice&amp;rlz=1C1CHBF_enUS936US936&amp;biw=954&amp;bih=1065&amp;sca_esv=4b6fd4b69e4fa74a&amp;sxsrf=ANbL-n6laiVuh00qbwHFNAY2X8j57wev-w%3A1772004342625&amp;ei=9qOeabbxJdKLwN4PlLzBuA4&amp;ved=0ahUKEwi2xIfLjvSSAxXSBdAFHRReEOcQ4dUDCBE&amp;uact=5&amp;oq=Pathway+Hospice&amp;gs_lp=Egxnd3Mtd2l6LXNlcnAaAhgBIg9QYXRod2F5IEhvc3BpY2UyDhAuGIAEGMcBGI4FGK8BMgUQABiABDIFEAAYgAQyCBAAGIAEGIsDMggQABiABBiLAzIIEAAYgAQYiwMyCBAAGIAEGIsDMhQQLhiABBimAxjHARioAxiLAxivATIIEAAYgAQYiwNI7xhQkw9Ykw9wAXgBkAEAmAFtoAFtqgEDMC4xuAEDyAEA-AEB-AECmAICoAJyqAIKwgIWEAAYgAQYQxi0AhjnBhiKBRjqAtgBAcICEBAAGAMYtAIY6gIYjwHYAQHCAhAQLhgDGLQCGOoCGI8B2AEBmAMC8QVZPfHzlZhrtLoGBAgBGAeSBwMxLjGgB-MKsgcDMC4xuAdwwgcDMC4yyAcEgAgA&amp;sclient=gws-wiz-serp#" xlink:type="simple">(214) 377-9377</text:a> </text:p>
          </table:table-cell>
          <table:table-cell table:number-columns-repeated="16380"/>
        </table:table-row>
        <table:table-row table:style-name="ro1">
          <table:table-cell table:number-columns-repeated="2" table:style-name="ce2" office:value-type="string" calcext:value-type="string">
            <text:p>Private Pay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Renaissance Park</text:p>
          </table:table-cell>
          <table:table-cell table:style-name="ce4" office:value-type="string" calcext:value-type="string">
            <text:p>Renaissance Park Multi Care Center </text:p>
          </table:table-cell>
          <table:table-cell table:style-name="ce4" office:value-type="string" calcext:value-type="string">
            <text:p>4252 Bryant Irvin Rd, Fort Worth, TX 76109 </text:p>
          </table:table-cell>
          <table:table-cell table:style-name="ce4" office:value-type="string" calcext:value-type="string">
            <text:p><text:a xlink:href="https://www.google.com/search?q=renaissance+park+multi+care+center&amp;rlz=1C1CHBF_enUS936US936&amp;biw=954&amp;bih=1065&amp;sca_esv=4b6fd4b69e4fa74a&amp;sxsrf=ANbL-n5ETr9MwtZu1CAjNV_Y6wyEq8cQig%3A1772004371996&amp;ei=E6SeaeavPO61wN4Pk__R8Q4&amp;gs_ssp=eJwFwUEKgCAQAEC61ick6JyautYT-oXZFlKJrEY-v5m2G89RfIZsuhJvloFXaxSCnMEAaC-PaeF12pREa2DbhdJciLUnjC7k7KJHlhxd7HnvEph3hMxjLEg_V8cbEw&amp;oq=Renaissance+Park&amp;gs_lp=Egxnd3Mtd2l6LXNlcnAiEFJlbmFpc3NhbmNlIFBhcmsqAggAMgsQLhiABBjHARivATIFEAAYgAQyBRAAGIAEMgUQABiABDILEC4YgAQYxwEYrwEyBRAAGIAEMgUQLhiABDIFEAAYgAQyCxAuGIAEGMcBGK8BMgsQLhiABBjRAxjHAUjKG1DjDljjDnABeAGQAQCYAX2gAX2qAQMwLjG4AQHIAQD4AQH4AQKYAgKgAoIBqAIKwgIWEAAYgAQYQxi0AhjnBhiKBRjqAtgBAcICEBAAGAMYtAIY6gIYjwHYAQHCAhAQLhgDGLQCGOoCGI8B2AEBwgISEAAYAxi0AhjqAhgKGI8B2AEBmAMC8QW_Avz86DMQvboGBAgBGAeSBwMxLjGgB-AUsgcDMC4xuAeAAcIHBTAuMS4xyAcEgAgA&amp;sclient=gws-wiz-serp#" xlink:type="simple">(817) 738-2975</text:a> 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Richland Hills Rehab</text:p>
          </table:table-cell>
          <table:table-cell table:style-name="ce4" office:value-type="string" calcext:value-type="string">
            <text:p>Richland Hills Rehabilitation and Healthcare Center </text:p>
          </table:table-cell>
          <table:table-cell table:style-name="ce4" office:value-type="string" calcext:value-type="string">
            <text:p>3109 Kings Ct, Fort Worth, TX 76118 </text:p>
          </table:table-cell>
          <table:table-cell table:style-name="ce4" office:value-type="string" calcext:value-type="string">
            <text:p><text:a xlink:href="https://www.google.com/search?q=Richland+Hills+Rehab&amp;rlz=1C1CHBF_enUS936US936&amp;biw=954&amp;bih=1065&amp;sca_esv=4b6fd4b69e4fa74a&amp;sxsrf=ANbL-n6E9-eFK4-HAo6xKfyEYyj_RNDRPw%3A1772004411067&amp;ei=O6Seaf7qA9rIwN4P98GLmQo&amp;ved=0ahUKEwi-9NjrjvSSAxVaJNAFHffgIqMQ4dUDCBE&amp;uact=5&amp;oq=Richland+Hills+Rehab&amp;gs_lp=Egxnd3Mtd2l6LXNlcnAiFFJpY2hsYW5kIEhpbGxzIFJlaGFiMhQQLhiABBiRAhjHARiKBRiOBRivATIGEAAYFhgeMgYQABgWGB4yBhAAGBYYHjIGEAAYFhgeMgYQABgWGB4yBhAAGBYYHjIGEAAYFhgeMgYQABgWGB4yBhAAGBYYHkjtG1CREFiREHABeAGQAQCYAV2gAV2qAQExuAEDyAEA-AEB-AECmAICoAJiqAIKwgIWEAAYgAQYQxi0AhjnBhiKBRjqAtgBAcICHBAuGIAEGEMYtAIY5wYYxwEYigUY6gIYrwHYAQHCAhAQABgDGLQCGOoCGI8B2AEBwgIQEC4YAxi0AhjqAhiPAdgBAZgDAvEFuOR0fyFq_2G6BgQIARgHkgcBMqAHrwuyBwExuAdfwgcDMC4yyAcEgAgA&amp;sclient=gws-wiz-serp#" xlink:type="simple">(817) 589-2431</text:a> 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Southwest Nursing and Rehab</text:p>
          </table:table-cell>
          <table:table-cell table:style-name="ce4" office:value-type="string" calcext:value-type="string">
            <text:p>Southwest Nursing &amp; Rehabilitation Center </text:p>
          </table:table-cell>
          <table:table-cell table:style-name="ce4" office:value-type="string" calcext:value-type="string">
            <text:p>5300 Altamesa Blvd, Fort Worth, TX 76133 </text:p>
          </table:table-cell>
          <table:table-cell table:style-name="ce4" office:value-type="string" calcext:value-type="string">
            <text:p><text:a xlink:href="https://www.google.com/search?q=southwest+nursing+and+rehab&amp;rlz=1C1CHBF_enUS936US936&amp;biw=954&amp;bih=1065&amp;sca_esv=4b6fd4b69e4fa74a&amp;sxsrf=ANbL-n53-sQwohiqgeeDbvTjY5EHgYZfpQ%3A1772004443998&amp;ei=W6SeaeDMPNnJp84PlZnUwAw&amp;gs_ssp=eJzj4tZP1zcsScs1N8zONWC0UjWosDAzSTVLMTA1SjVKNU4ysbQyqDBMNDEwNjc0NUs1TLZIMTb0ki7OLy3JKE8tLlHIKy0qzsxLV0jMS1EoSs1ITAIAr3kYzg&amp;oq=Southwest+Nursing+and+Rehab&amp;gs_lp=Egxnd3Mtd2l6LXNlcnAiG1NvdXRod2VzdCBOdXJzaW5nIGFuZCBSZWhhYioCCAAyCxAuGIAEGMcBGK8BMgsQABiABBiRAhiKBTIGEAAYFhgeMgYQABgWGB4yBhAAGBYYHjIGEAAYFhgeMgYQABgWGB4yCBAAGIAEGKIEMgUQABjvBTIFEAAY7wVI5BdQmQxYmQxwAXgAkAEAmAHQAaAB0AGqAQMyLTG4AQHIAQD4AQH4AQKYAgKgAtUBqAIKwgIcEC4YgAQYQxi0AhjHARjnBhiKBRjqAhivAdgBAcICEBAAGAMYtAIY6gIYjwHYAQGYAwLxBaJ2JgIe1y7QugYECAEYB5IHBTEuMC4xoAf6CrIHAzItMbgH0wHCBwMwLjLIBwSACAA&amp;sclient=gws-wiz-serp#" xlink:type="simple">(817) 346-1800</text:a> 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Stayton</text:p>
          </table:table-cell>
          <table:table-cell table:style-name="ce2" office:value-type="string" calcext:value-type="string">
            <text:p>The Stayton at Museum Way</text:p>
          </table:table-cell>
          <table:table-cell table:style-name="ce4" office:value-type="string" calcext:value-type="string">
            <text:p>2501 Museum Way, Fort Worth, TX 76107 </text:p>
          </table:table-cell>
          <table:table-cell table:style-name="ce4" office:value-type="string" calcext:value-type="string">
            <text:p><text:a xlink:href="https://www.google.com/search?q=the+stayton+at+museum+way&amp;rlz=1C1CHBF_enUS936US936&amp;biw=954&amp;bih=1065&amp;sca_esv=4b6fd4b69e4fa74a&amp;sxsrf=ANbL-n6ohB0ixYu9v2qxSvGJufZOdanvKQ%3A1772004479038&amp;ei=f6SeaZiKAtfVp84P1ovW8Qg&amp;gs_ssp=eJzj4tFP1zc0ysixLMqxTDJgtFI1qLAwM0k1N041sDQzSbQ0MLC0MqhIMkwzNDM0NDA2SzFMTDE285IsyUhVKC5JrCzJz1NILFHILS1OLc1VKE-sBAB6ExfR&amp;oq=The+Stayton+at+Museum+Way&amp;gs_lp=Egxnd3Mtd2l6LXNlcnAiGVRoZSBTdGF5dG9uIGF0IE11c2V1bSBXYXkqAggAMgsQLhiABBjHARivATIFEAAYgAQyBRAAGIAEMgUQABiABDIGEAAYFhgeMgYQABgWGB4yBhAAGBYYHjIGEAAYFhgeMgYQABgWGB4yBhAAGBYYHkiYHlCBEliBEnABeAGQAQCYAXSgAXSqAQMwLjG4AQHIAQD4AQH4AQKYAgKgAnioAgrCAhwQLhiABBhDGLQCGOcGGMcBGIoFGOoCGK8B2AEBwgIWEAAYgAQYQxi0AhjnBhiKBRjqAtgBAcICEBAAGAMYtAIY6gIYjwHYAQGYAwLxBXZ1fCp1tR2OugYECAEYB5IHAzEuMaAH6gmyBwMwLjG4B3bCBwMwLjLIBwOACAA&amp;sclient=gws-wiz-serp#" xlink:type="simple">(817) 349-7140</text:a> 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Texas Health Alliance</text:p>
          </table:table-cell>
          <table:table-cell table:style-name="ce4" office:value-type="string" calcext:value-type="string">
            <text:p>Texas Health Harris Methodist Hospital Alliance </text:p>
          </table:table-cell>
          <table:table-cell table:style-name="ce4" office:value-type="string" calcext:value-type="string">
            <text:p>10864 Texas Health Trail, Fort Worth, TX 76244 </text:p>
          </table:table-cell>
          <table:table-cell table:style-name="ce4" office:value-type="string" calcext:value-type="string">
            <text:p><text:a xlink:href="https://www.google.com/search?q=texas+health+alliance&amp;rlz=1C1CHBF_enUS936US936&amp;biw=954&amp;bih=1065&amp;sca_esv=4b6fd4b69e4fa74a&amp;sxsrf=ANbL-n4SGU21uPJPPuGPLH5fYkTvRqrXyA%3A1772004510315&amp;ei=nqSeaYDtEt3hp84Pyt6MwQ8&amp;gs_ssp=eJwFwTsOgCAMANC4Gld3FmfAIr8jeIvGVjEhxghDj-9746Qvbe2Xmn0lmCEvRqJ3RMkgIzhK65aNMAEEYE8B-YyQ9rmzYFOFsfaisNYbn4N_QioXPQ&amp;oq=Texa+Health+Alliance&amp;gs_lp=Egxnd3Mtd2l6LXNlcnAiFFRleGEgSGVhbHRoIEFsbGlhbmNlKgIIADIQEC4YgAQYxwEYDRiOBRivATIQEC4YgAQYxwEYDRiOBRivATIQEC4YgAQYxwEYDRiOBRivATIQEC4YgAQYxwEYDRiOBRivATINEC4YgAQYxwEYDRivATIHEAAYgAQYDTIHEAAYgAQYDTIHEAAYgAQYDTIHEAAYgAQYDTIHEAAYgAQYDUjuJVDZGVjZGXABeAGQAQCYAX-gAX-qAQMwLjG4AQHIAQD4AQH4AQKYAgKgAoQBqAIJwgIWEAAYgAQYQxi0AhjnBhiKBRjqAtgBAcICHBAuGIAEGEMYtAIY5wYYxwEYigUY6gIYrwHYAQGYAwLxBU_KcEKW0mnGugYECAEYB5IHAzEuMaAH6BayBwMwLjG4B4IBwgcDMC4yyAcDgAgA&amp;sclient=gws-wiz-serp#" xlink:type="simple">(682) 212-2000</text:a> 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Texas Health Azle</text:p>
          </table:table-cell>
          <table:table-cell table:style-name="ce4" office:value-type="string" calcext:value-type="string">
            <text:p>Texas Health Harris Methodist Hospital Azle </text:p>
          </table:table-cell>
          <table:table-cell table:style-name="ce4" office:value-type="string" calcext:value-type="string">
            <text:p>108 Denver Trail, Azle, TX 76020 </text:p>
          </table:table-cell>
          <table:table-cell table:style-name="ce4" office:value-type="string" calcext:value-type="string">
            <text:p><text:a xlink:href="https://www.google.com/search?q=texas+health+azle+er&amp;rlz=1C1CHBF_enUS936US936&amp;biw=954&amp;bih=1065&amp;sca_esv=4b6fd4b69e4fa74a&amp;sxsrf=ANbL-n7tP2yLv7Bs8N28Ed528xYbF6CJBg%3A1772004550881&amp;ei=xqSeacaZMMfKp84Pp6TaqQs&amp;gs_ssp=eJzj4tVP1zc0TKkoMjBOyaswYLRSNaiwMDNJSTUyMrEwM7JMNEs1tDKoSDJMM00ySzVLNkk0TDFPTvISKUmtSCxWyEhNzCnJUEisyklVSC0CAEbuFyM&amp;oq=texas+health+az&amp;gs_lp=Egxnd3Mtd2l6LXNlcnAiD3RleGFzIGhlYWx0aCBheioCCAIyBRAAGIAEMgUQABiABDILEC4YgAQYxwEYrwEyFBAuGIAEGJECGMcBGIoFGI4FGK8BMgUQABiABDIFEAAYgAQyCxAuGIAEGMcBGK8BMgUQABiABDILEC4YgAQYxwEYrwEyCxAuGIAEGMcBGK8BSPEqUABYAHAAeAGQAQCYAXugAXuqAQMwLjG4AQHIAQD4AQGYAgGgAn2YAwCSBwMwLjGgB-oXsgcDMC4xuAd9wgcDMC4xyAcBgAgA&amp;sclient=gws-wiz-serp#" xlink:type="simple">(817) 444-8600</text:a> 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Texas Health Cleburne</text:p>
          </table:table-cell>
          <table:table-cell table:style-name="ce4" office:value-type="string" calcext:value-type="string">
            <text:p>Texas Health Harris Methodist Hospital Cleburne </text:p>
          </table:table-cell>
          <table:table-cell table:style-name="ce4" office:value-type="string" calcext:value-type="string">
            <text:p>201 Walls Dr, Cleburne, TX 76033 </text:p>
          </table:table-cell>
          <table:table-cell table:style-name="ce4" office:value-type="string" calcext:value-type="string">
            <text:p><text:a xlink:href="https://www.google.com/search?q=texas+health+cleburne&amp;rlz=1C1CHBF_enUS936US936&amp;biw=954&amp;bih=1065&amp;sca_esv=4b6fd4b69e4fa74a&amp;sxsrf=ANbL-n6OFIIwbAAlhojU7PI6b-HWzK7FIA%3A1772004596564&amp;ei=9KSeaYmRIpO0wN4P7qiFMQ&amp;gs_ssp=eJzj4tZP1zcsSamqMM61MGC0UjWosDAzSTUxTzNPNU1JMk02NbUyqLBMMkm1sExOtUhKNbdMTk72Ei1JrUgsVshITcwpyVBIzklNKi3KSwUATM0XyA&amp;oq=texas+health+cleb&amp;gs_lp=Egxnd3Mtd2l6LXNlcnAiEXRleGFzIGhlYWx0aCBjbGViKgIIADILEC4YgAQYxwEYrwEyBRAAGIAEMgUQABiABDILEC4YgAQYxwEYrwEyBRAAGIAEMgUQABiABDILEC4YgAQYxwEYrwEyCxAuGIAEGMcBGK8BMgUQABiABEj9I1CUCVjkGHABeAGQAQCYAaYBoAHRA6oBAzIuMrgBAcgBAPgBAZgCBaAC3QPCAgoQABiwAxjWBBhHwgINEAAYsAMY1gQYRxjJA8ICDhAAGIAEGLADGJIDGIoFwgIOEC4YgAQYxwEYjgUYrwHCAhEQABiABBiRAhixAxiDARiKBcICCxAAGIAEGJIDGIoFwgIIEAAYgAQYkgPCAggQABiABBjJA8ICCxAAGIAEGJECGIoFmAMAiAYBkAYKkgcDMy4yoAfGQLIHAzIuMrgH2wPCBwUwLjQuMcgHCYAIAA&amp;sclient=gws-wiz-serp#" xlink:type="simple">(817) 641-2551</text:a> 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Texas Health Huguley</text:p>
          </table:table-cell>
          <table:table-cell table:style-name="ce4" office:value-type="string" calcext:value-type="string">
            <text:p>Texas Health Huguley Hospital </text:p>
          </table:table-cell>
          <table:table-cell table:style-name="ce4" office:value-type="string" calcext:value-type="string">
            <text:p>11801 South Fwy, Burleson, TX 76028 </text:p>
          </table:table-cell>
          <table:table-cell table:style-name="ce4" office:value-type="string" calcext:value-type="string">
            <text:p><text:a xlink:href="https://www.google.com/search?q=texas+health+huguley&amp;rlz=1C1CHBF_enUS936US936&amp;biw=954&amp;bih=1065&amp;sca_esv=4b6fd4b69e4fa74a&amp;sxsrf=ANbL-n5a-trDO_D93DASBUWl-5KReEu8Eg%3A1772004621796&amp;ei=DaWeaZ-uMKDBp84P0LDI4A8&amp;gs_ssp=eJzj4tZP1zcsqzRPr6pKMWC0UjWosDAzSTWzNEpLNDc0TE2yNLQyqDBKSbU0TzazTDIxM0xJSzP0EilJrUgsVshITcwpyVDIKE0vzUmtBAAwOhcb&amp;oq=texas+health+hug&amp;gs_lp=Egxnd3Mtd2l6LXNlcnAiEHRleGFzIGhlYWx0aCBodWcqAggAMg4QLhiABBjHARiOBRivATIFEAAYgAQyCxAuGIAEGMcBGK8BMgUQABiABDILEC4YgAQYxwEYrwEyCxAuGIAEGMcBGK8BMgUQABiABDILEC4YgAQYxwEYrwEyBRAAGIAEMgUQABiABEiLJVC4EliwGXABeAGQAQCYAW-gAakCqgEDMi4xuAEByAEA-AEBmAIEoAKyAsICChAAGLADGNYEGEfCAhMQLhiABBiwAxhDGMcBGIoFGK8BwgITEC4YgAQYQxjHARiKBRiOBRivAcICEBAuGIAEGEMYxwEYigUYrwHCAgoQABiABBhDGIoFmAMAiAYBkAYJkgcDMy4xoAfsSrIHAzIuMbgHsALCBwMwLjTIBweACAA&amp;sclient=gws-wiz-serp#" xlink:type="simple">(817) 293-9110</text:a> 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Texas Rehab Fort Worth</text:p>
          </table:table-cell>
          <table:table-cell table:style-name="ce4" office:value-type="string" calcext:value-type="string">
            <text:p>Texas Rehabilitation Hospital of Fort Worth </text:p>
          </table:table-cell>
          <table:table-cell table:style-name="ce4" office:value-type="string" calcext:value-type="string">
            <text:p>425 Alabama Ave, Fort Worth, TX 76104 </text:p>
          </table:table-cell>
          <table:table-cell table:style-name="ce4" office:value-type="string" calcext:value-type="string">
            <text:p><text:a xlink:href="https://www.google.com/search?q=texas+rehab+fort+worth&amp;rlz=1C1CHBF_enUS936US936&amp;biw=954&amp;bih=1065&amp;sca_esv=4b6fd4b69e4fa74a&amp;sxsrf=ANbL-n7XwCJSN_yciCX9JHsUkb7O3JeKYA%3A1772004652961&amp;ei=LKWeade0OonLp84PppmAwA4&amp;gs_ssp=eJzj4tZP1zcsScnOza0yM2C0UjWosDAzSTU3NDM1TbRITjIzTrEyqEhKMzNPMjexSDU1S0kxTjLwEitJrUgsVihKzUhMUkjLLypRKAcSGQBXfhea&amp;oq=Texas+Rehab+Fort+Worth&amp;gs_lp=Egxnd3Mtd2l6LXNlcnAiFlRleGFzIFJlaGFiIEZvcnQgV29ydGgqAggAMg4QLhiABBjHARiOBRivATIFEAAYgAQyBhAAGBYYHjIGEAAYFhgeMgYQABgWGB4yBhAAGBYYHjIGEAAYFhgeMgYQABgWGB4yBhAAGBYYHjIGEAAYFhgeSJ8ZUJ0OWJ0OcAF4AZABAJgBZ6ABZ6oBAzAuMbgBAcgBAPgBAfgBApgCAqACbKgCCsICHBAuGIAEGEMYtAIYxwEY5wYYigUY6gIYrwHYAQHCAhwQLhiABBhDGLQCGOcGGMcBGIoFGOoCGK8B2AEBwgIWEAAYgAQYQxi0AhjnBhiKBRjqAtgBAZgDAvEFq0dwv2YtuHm6BgQIARgHkgcDMS4xoAe1CrIHAzAuMbgHacIHAzAuMsgHA4AIAA&amp;sclient=gws-wiz-serp#" xlink:type="simple">(817) 820-3400</text:a> 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Texas Rehab Keller</text:p>
          </table:table-cell>
          <table:table-cell table:style-name="ce4" office:value-type="string" calcext:value-type="string">
            <text:p>Texas Rehabilitation Hospital of Keller </text:p>
          </table:table-cell>
          <table:table-cell table:style-name="ce4" office:value-type="string" calcext:value-type="string">
            <text:p>791 S Main St, Keller, TX 76248 </text:p>
          </table:table-cell>
          <table:table-cell table:style-name="ce4" office:value-type="string" calcext:value-type="string">
            <text:p><text:a xlink:href="https://www.google.com/search?q=texas+rehab+keller&amp;rlz=1C1CHBF_enUS936US936&amp;biw=954&amp;bih=1065&amp;sca_esv=4b6fd4b69e4fa74a&amp;sxsrf=ANbL-n6oe29sQM195xCA2z-NCXSz5kaE6w%3A1772004740222&amp;ei=hKWeabyfDc--p84P4IzU2A0&amp;gs_ssp=eJzj4tVP1zc0zDbMMzUsLk8xYLRSNaiwMDNJSTFPtjCwMDExNLWwtDKoSE00T001MzQzNE8zTTQxTvESKkmtSCxWKErNSExSyE7NyUktAgD8FxXP&amp;oq=texas+rehab+ke&amp;gs_lp=Egxnd3Mtd2l6LXNlcnAiDnRleGFzIHJlaGFiIGtlKgIIADIOEC4YgAQYxwEYjgUYrwEyBhAAGBYYHjIGEAAYFhgeMgYQABgWGB4yBhAAGBYYHjIGEAAYFhgeMgYQABgWGB4yBhAAGBYYHjIGEAAYFhgeMgYQABgWGB5IrBpQ_QhYnA9wAXgAkAEAmAF4oAHUAaoBAzEuMbgBAcgBAPgBAZgCA6AC2gHCAg0QABiABBiwAxhDGIoFwgIREC4YgAQYsAMYxwEYjgUYrwHCAggQABiABBiwA8ICBxAAGLADGB7CAgkQABiwAxgIGB6YAwCIBgGQBgqSBwMyLjGgB9cYsgcDMS4xuAfYAcIHAzAuM8gHBYAIAA&amp;sclient=gws-wiz-serp#" xlink:type="simple">(817) 562-9703</text:a> 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THR Alliance</text:p>
          </table:table-cell>
          <table:table-cell table:style-name="ce4" office:value-type="string" calcext:value-type="string">
            <text:p>Texas Health Harris Methodist Hospital Alliance </text:p>
          </table:table-cell>
          <table:table-cell table:style-name="ce4" office:value-type="string" calcext:value-type="string">
            <text:p>10864 Texas Health Trail, Fort Worth, TX 76244 </text:p>
          </table:table-cell>
          <table:table-cell table:style-name="ce4" office:value-type="string" calcext:value-type="string">
            <text:p><text:a xlink:href="https://www.google.com/search?q=thr+alliance+hospital&amp;rlz=1C1CHBF_enUS936US936&amp;biw=954&amp;bih=1065&amp;sca_esv=4b6fd4b69e4fa74a&amp;sxsrf=ANbL-n6fnDmmir-U3I1K-aiwBrWMiH6wdA%3A1772004815332&amp;ei=z6WeacWAFNXTp84PzuGe0A0&amp;gs_ssp=eJzj4tFP1zc0LLIsNiyoMDdgtFI1qLAwM0lJsTRITE00NkmxNDK1MqhITTE2NjdONUsxT0xNszC29BItyShSSMzJyUzMS05VyMgvLsgsScwBAEFyF1Q&amp;oq=thr+alliance&amp;gs_lp=Egxnd3Mtd2l6LXNlcnAiDHRociBhbGxpYW5jZSoCCAMyBxAAGIAEGAoyBhAAGAcYHjIGEAAYBxgeMg4QLhiABBjHARiOBRivATIFEAAYgAQyBhAAGAcYHjIGEAAYBxgeMgYQABgHGB4yBhAAGAcYHjIGEAAYBxgeSLQgUABY_ghwAHgAkAEAmAGCAaAB9wKqAQMwLjO4AQHIAQD4AQGYAgOgAv0CwgIIEAAYBxgKGB6YAwCSBwMwLjOgB_UVsgcDMC4zuAf9AsIHAzAuM8gHBIAIAA&amp;sclient=gws-wiz-serp#" xlink:type="simple">(682) 212-2000</text:a> 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THR Denton</text:p>
          </table:table-cell>
          <table:table-cell table:style-name="ce4" office:value-type="string" calcext:value-type="string">
            <text:p>Texas Health Presbyterian Hospital Denton </text:p>
          </table:table-cell>
          <table:table-cell table:style-name="ce4" office:value-type="string" calcext:value-type="string">
            <text:p>3000 I-35, Denton, TX 76201 </text:p>
          </table:table-cell>
          <table:table-cell table:style-name="ce4" office:value-type="string" calcext:value-type="string">
            <text:p><text:a xlink:href="https://www.google.com/search?q=thr+denton&amp;rlz=1C1CHBF_enUS936US936&amp;biw=954&amp;bih=1065&amp;sca_esv=4b6fd4b69e4fa74a&amp;sxsrf=ANbL-n7BvIO6_V2ytm3lP7QorJHDFsQEtw%3A1772004836133&amp;ei=5KWeabTrB8zJp84Ppt7JqQU&amp;ved=0ahUKEwi07bC2kPSSAxXM5MkDHSZvMlUQ4dUDCBE&amp;uact=5&amp;oq=thr+denton&amp;gs_lp=Egxnd3Mtd2l6LXNlcnAiCnRociBkZW50b24yChAAGIAEGEMYigUyBxAAGIAEGAoyBRAAGIAEMgsQABiABBiRAhiKBTIPEC4YgAQYxwEYChgLGK8BMgkQABiABBgKGAsyDxAuGIAEGMcBGAoYCxivATIJEAAYgAQYChgLMg8QLhiABBjHARgKGAsYrwEyCRAAGIAEGAoYC0i7VlDtBVi0PnABeAGQAQCYAZcBoAHlB6oBAzAuN7gBA8gBAPgBAZgCCKAC9wfCAgoQABiwAxjWBBhHwgIWEC4YgAQYsAMYQxjHARiKBRiOBRivAcICExAuGIAEGEMYxwEYigUYjgUYrwHCAhEQLhiABBiRAhjHARiKBRivAcICERAuGIAEGJECGNEDGMcBGIoFwgIQEC4YgAQYQxjHARiKBRivAcICDBAuGIAEGLEDGAoYC8ICEhAuGIAEGMcBGAoYCxiOBRivAcICChAAGIAEGMkDGArCAhUQLhiABBiSAxjHARgKGAsYjgUYrwGYAwCIBgGQBgmSBwMxLjegB5udAbIHAzAuN7gH9AfCBwMwLjjIBw6ACAA&amp;sclient=gws-wiz-serp#" xlink:type="simple">(940) 898-7000</text:a> 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Three Oaks Hospice</text:p>
          </table:table-cell>
          <table:table-cell table:style-name="ce4" office:value-type="string" calcext:value-type="string">
            <text:p>Three Oaks Hospice Fort Worth </text:p>
          </table:table-cell>
          <table:table-cell table:style-name="ce4" office:value-type="string" calcext:value-type="string">
            <text:p> 500 Grapevine Hwy Suite 225, Hurst, TX 76054 </text:p>
          </table:table-cell>
          <table:table-cell table:style-name="ce4" office:value-type="string" calcext:value-type="string">
            <text:p><text:a xlink:href="https://www.google.com/search?q=three+oaks+hospice+fort+worth&amp;rlz=1C1CHBF_enUS936US936&amp;biw=954&amp;bih=1065&amp;sca_esv=4b6fd4b69e4fa74a&amp;sxsrf=ANbL-n7BvIO6_V2ytm3lP7QorJHDFsQEtw%3A1772004836133&amp;ei=5KWeabTrB8zJp84Ppt7JqQU&amp;gs_ssp=eJzj4tVP1zc0zLI0sTApMEw2YLRSNaiwMDNJNU8zNbQwTzE1SbVIsTKoSDY2MU1KNbE0NU1JNDezSPWSLckoSk1VyE_MLlbIyC8uyExOVUjLLypRKAcSGQDt8hna&amp;oq=Three+Oaks+Hospice&amp;gs_lp=Egxnd3Mtd2l6LXNlcnAiElRocmVlIE9ha3MgSG9zcGljZSoCCAEyCxAAGIAEGLEDGIMBMg4QLhiABBjHARiOBRivATIOEC4YgAQYxwEYjgUYrwEyBRAAGIAEMg4QLhiABBjHARiOBRivATILEC4YgAQYxwEYrwEyCxAuGIAEGMcBGK8BMgsQLhiABBjHARivATILEC4YgAQYxwEYrwEyBRAAGIAESKdIULUVWLUVcAJ4AJABAJgBkQGgAfcBqgEDMC4yuAEByAEA-AEB-AECmAIDoAKYAagCCsICChAAGLADGNYEGEfCAhYQLhiABBiwAxhDGMcBGIoFGI4FGK8BwgIcEC4YgAQYQxi0AhjnBhjHARiKBRjqAhivAdgBAcICEBAAGAMYtAIY6gIYjwHYAQHCAhMQLhgDGLQCGOUEGOoCGI8B2AEBwgIQEC4YAxi0AhjqAhiPAdgBAZgDAvEFDG568XyQ3KaIBgGQBgm6BgQIARgHkgcDMi4xoAeoJbIHAzAuMbgHkwHCBwMwLjPIBwWACAA&amp;sclient=gws-wiz-serp#" xlink:type="simple">(817) 765-6793</text:a> 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TripPortal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Trinity Terrace</text:p>
          </table:table-cell>
          <table:table-cell table:style-name="ce4" office:value-type="string" calcext:value-type="string">
            <text:p>Trinity Terrace </text:p>
          </table:table-cell>
          <table:table-cell table:style-name="ce4" office:value-type="string" calcext:value-type="string">
            <text:p>1600 Texas St, Fort Worth, TX 76102 </text:p>
          </table:table-cell>
          <table:table-cell table:style-name="ce4" office:value-type="string" calcext:value-type="string">
            <text:p><text:a xlink:href="https://www.google.com/search?q=trinity+terrace&amp;rlz=1C1CHBF_enUS936US936&amp;biw=954&amp;bih=1065&amp;sca_esv=4b6fd4b69e4fa74a&amp;sxsrf=ANbL-n4PcUyiMcJ0fJiM59BObXsr-soUWA%3A1772004978877&amp;ei=cqaeabCfNbfSp84P0brp4QY&amp;gs_ssp=eJzj4tZP1zcsN6qsKjdINmC0UjWosDAzSTU3NDNPNEtONDY1MbQyqLBMS7E0tTBOMTI2MjZJS03x4i8pyszLLKlUKEktKkpMTgUApv4Urw&amp;oq=Trinity+Terrace&amp;gs_lp=Egxnd3Mtd2l6LXNlcnAiD1RyaW5pdHkgVGVycmFjZSoCCAAyERAuGIAEGJECGMcBGIoFGK8BMgUQABiABDIFEAAYgAQyBRAAGIAEMgUQABiABDIFEAAYgAQyBRAAGIAEMgUQABiABDILEC4YgAQYxwEYrwEyBRAAGIAESPYUUMcJWMcJcAF4AZABAJgBlQGgAZUBqgEDMC4xuAEByAEA-AEB-AECmAICoAKaAagCCsICHRAuGIAEGJECGLQCGOcGGMcBGIoFGOoCGK8B2AEBwgIXEAAYgAQYkQIYtAIY5wYYigUY6gLYAQHCAhAQABgDGLQCGOoCGI8B2AEBmAMC8QWrAOtEPI9kiboGBAgBGAeSBwMxLjGgB8UKsgcDMC4xuAeYAcIHAzAuMsgHA4AIAA&amp;sclient=gws-wiz-serp#" xlink:type="simple">(817) 338-2400</text:a> </text:p>
          </table:table-cell>
          <table:table-cell table:number-columns-repeated="16380"/>
        </table:table-row>
        <table:table-row table:style-name="ro1">
          <table:table-cell table:number-columns-repeated="2" table:style-name="ce2" office:value-type="string" calcext:value-type="string">
            <text:p>Ultimate Plus Hospice</text:p>
          </table:table-cell>
          <table:table-cell table:style-name="ce4" office:value-type="string" calcext:value-type="string">
            <text:p>1701 River Run Suite 1015, Fort Worth, TX 76107 </text:p>
          </table:table-cell>
          <table:table-cell table:style-name="ce4" office:value-type="string" calcext:value-type="string">
            <text:p><text:a xlink:href="https://www.google.com/search?q=ultimate+plus+hospice+fort+worth&amp;rlz=1C1CHBF_enUS936US936&amp;biw=954&amp;bih=1065&amp;sca_esv=4b6fd4b69e4fa74a&amp;sxsrf=ANbL-n74apvZ6kxfxh2gG-j_gwmjtMbo4g%3A1772005030222&amp;ei=pqaeabWqDf2tp84P8v32IQ&amp;gs_ssp=eJwNxEEKgCAQAEC6Bv1hL53TFF17Qr-o2C3BSHKlnl9zmLYb9kHr8uwpiC-qmXr1orPkTXDEZlwYeVKvH1lbtGxxRfakZ6hJ4rkIQU61wHGVHDcCvm6B5-_4AIZxHA4&amp;oq=Ultimate+Plus+Hospice&amp;gs_lp=Egxnd3Mtd2l6LXNlcnAiFVVsdGltYXRlIFBsdXMgSG9zcGljZSoCCAEyCxAuGIAEGMcBGK8BMgsQLhiABBjHARivATIGEAAYFhgeMgYQABgWGB4yBhAAGBYYHjIGEAAYFhgeMgYQABgWGB4yBhAAGBYYHjIGEAAYFhgeMgIQJkizMVDTCVjTCXABeAGQAQCYAZQBoAGUAaoBAzAuMbgBAcgBAPgBAfgBApgCAqACmAGoAgrCAhYQABiABBhDGLQCGOcGGIoFGOoC2AEBwgIcEC4YgAQYQxi0AhjnBhjHARiKBRjqAhivAdgBAcICHBAuGIAEGEMYtAIYxwEY5wYYigUY6gIYrwHYAQGYAwLxBYfwi1_xQbm9ugYECAEYB5IHAzEuMaAHhA2yBwMwLjG4B5YBwgcDMC4yyAcEgAgA&amp;sclient=gws-wiz-serp#" xlink:type="simple">(214) 427-8227</text:a> </text:p>
          </table:table-cell>
          <table:table-cell table:number-columns-repeated="16380"/>
        </table:table-row>
        <table:table-row table:style-name="ro1">
          <table:table-cell table:number-columns-repeated="2" table:style-name="ce2" office:value-type="string" calcext:value-type="string">
            <text:p>Valor Hospice</text:p>
          </table:table-cell>
          <table:table-cell table:style-name="ce4" office:value-type="string" calcext:value-type="string">
            <text:p>1412 W Magnolia Ave Ste 300, Fort Worth, TX 76104 </text:p>
          </table:table-cell>
          <table:table-cell table:style-name="ce4" office:value-type="string" calcext:value-type="string">
            <text:p><text:a xlink:href="https://www.google.com/search?q=valor+hospice+fort+worth&amp;rlz=1C1CHBF_enUS936US936&amp;biw=954&amp;bih=1065&amp;sca_esv=4b6fd4b69e4fa74a&amp;sxsrf=ANbL-n7RQznsrMD3w1Mf2xTDJgALOT6fcQ%3A1772005079842&amp;ei=16aeafOPM8H-p84P_ZaPEQ&amp;oq=va+hospice+fort+worth&amp;gs_lp=Egxnd3Mtd2l6LXNlcnAiFXZhIGhvc3BpY2UgZm9ydCB3b3J0aCoCCAAyBhAAGAcYHjILEAAYgAQYhgMYigUyCxAAGIAEGIYDGIoFMgsQABiABBiGAxiKBTILEAAYgAQYhgMYigUyCxAAGIAEGIYDGIoFMggQABiiBBiJBTIIEAAYogQYiQUyBRAAGO8FMggQABiABBiiBEiJGVAAWO8LcAB4AJABAJgBpwKgAa8DqgEFMC4xLjG4AQHIAQD4AQGYAgKgArMDwgIIEAAYBxgIGB6YAwCSBwUwLjEuMaAHgw-yBwUwLjEuMbgHswPCBwMwLjLIBwKACAA&amp;sclient=gws-wiz-serp#" xlink:type="simple">(682) 224-8998</text:a> </text:p>
          </table:table-cell>
          <table:table-cell table:number-columns-repeated="16380"/>
        </table:table-row>
        <table:table-row table:style-name="ro1" table:number-rows-repeated="104852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5T00:13:23.387615600</meta:creation-date>
    <dc:date>2026-02-25T01:51:23.069782100</dc:date>
    <meta:editing-duration>PT18M44S</meta:editing-duration>
    <meta:editing-cycles>4</meta:editing-cycles>
    <meta:generator>LibreOffice/25.8.4.2$Windows_X86_64 LibreOffice_project/290daaa01b999472f0c7a3890eb6a550fd74c6df</meta:generator>
    <meta:document-statistic meta:table-count="1" meta:cell-count="215" meta:object-count="0"/>
  </office:meta>
</office:document-meta>
</file>